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ndale Mono" svg:font-family="'Andale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3.353cm" fo:margin-top="0cm" fo:margin-bottom="0cm" table:align="center" style:writing-mode="lr-tb"/>
    </style:style>
    <style:style style:name="Table1.A" style:family="table-column">
      <style:table-column-properties style:column-width="5.108cm"/>
    </style:style>
    <style:style style:name="Table1.B" style:family="table-column">
      <style:table-column-properties style:column-width="8.244cm"/>
    </style:style>
    <style:style style:name="Table1.1" style:family="table-row">
      <style:table-row-properties fo:keep-together="auto"/>
    </style:style>
    <style:style style:name="Table1.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1.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1.A2" style:family="table-cell">
      <style:table-cell-properties fo:padding-left="0.206cm" fo:padding-right="0.191cm" fo:padding-top="0cm" fo:padding-bottom="0cm" fo:border="1pt solid #000001"/>
    </style:style>
    <style:style style:name="Table1.B2" style:family="table-cell">
      <style:table-cell-properties fo:padding-left="0.206cm" fo:padding-right="0.191cm" fo:padding-top="0cm" fo:padding-bottom="0cm" fo:border="1pt solid #000001"/>
    </style:style>
    <style:style style:name="Table1.A3" style:family="table-cell">
      <style:table-cell-properties fo:padding-left="0.206cm" fo:padding-right="0.191cm" fo:padding-top="0cm" fo:padding-bottom="0cm" fo:border-left="1pt solid #000001" fo:border-right="none" fo:border-top="none" fo:border-bottom="none"/>
    </style:style>
    <style:style style:name="Table1.B3" style:family="table-cell">
      <style:table-cell-properties fo:padding-left="0.206cm" fo:padding-right="0.191cm" fo:padding-top="0cm" fo:padding-bottom="0cm" fo:border-left="none" fo:border-right="1pt solid #000001" fo:border-top="none" fo:border-bottom="none"/>
    </style:style>
    <style:style style:name="Table1.A4" style:family="table-cell">
      <style:table-cell-properties fo:padding-left="0.206cm" fo:padding-right="0.191cm" fo:padding-top="0cm" fo:padding-bottom="0cm" fo:border="1pt solid #000001"/>
    </style:style>
    <style:style style:name="Table1.B4" style:family="table-cell">
      <style:table-cell-properties fo:padding-left="0.206cm" fo:padding-right="0.191cm" fo:padding-top="0cm" fo:padding-bottom="0cm" fo:border="1pt solid #000001"/>
    </style:style>
    <style:style style:name="Table2" style:family="table">
      <style:table-properties style:width="14.503cm" fo:margin-left="-0.016cm" fo:margin-top="0cm" fo:margin-bottom="0cm" table:align="left" style:writing-mode="lr-tb"/>
    </style:style>
    <style:style style:name="Table2.A" style:family="table-column">
      <style:table-column-properties style:column-width="1.752cm"/>
    </style:style>
    <style:style style:name="Table2.B" style:family="table-column">
      <style:table-column-properties style:column-width="3cm"/>
    </style:style>
    <style:style style:name="Table2.C" style:family="table-column">
      <style:table-column-properties style:column-width="9.751cm"/>
    </style:style>
    <style:style style:name="Table2.1" style:family="table-row">
      <style:table-row-properties fo:keep-together="always"/>
    </style:style>
    <style:style style:name="Table2.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2.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2.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2.A2" style:family="table-cell">
      <style:table-cell-properties fo:padding-left="0.206cm" fo:padding-right="0.191cm" fo:padding-top="0cm" fo:padding-bottom="0cm" fo:border="1pt solid #000001"/>
    </style:style>
    <style:style style:name="Table2.B2" style:family="table-cell">
      <style:table-cell-properties fo:padding-left="0.206cm" fo:padding-right="0.191cm" fo:padding-top="0cm" fo:padding-bottom="0cm" fo:border="1pt solid #000001"/>
    </style:style>
    <style:style style:name="Table2.C2" style:family="table-cell">
      <style:table-cell-properties fo:padding-left="0.206cm" fo:padding-right="0.191cm" fo:padding-top="0cm" fo:padding-bottom="0cm" fo:border="1pt solid #000001"/>
    </style:style>
    <style:style style:name="Table2.A3" style:family="table-cell">
      <style:table-cell-properties fo:padding-left="0.206cm" fo:padding-right="0.191cm" fo:padding-top="0cm" fo:padding-bottom="0cm" fo:border-left="1pt solid #000001" fo:border-right="none" fo:border-top="none" fo:border-bottom="none"/>
    </style:style>
    <style:style style:name="Table2.B3" style:family="table-cell">
      <style:table-cell-properties fo:padding-left="0.206cm" fo:padding-right="0.191cm" fo:padding-top="0cm" fo:padding-bottom="0cm" fo:border="none"/>
    </style:style>
    <style:style style:name="Table2.C3" style:family="table-cell">
      <style:table-cell-properties fo:padding-left="0.206cm" fo:padding-right="0.191cm" fo:padding-top="0cm" fo:padding-bottom="0cm" fo:border-left="none" fo:border-right="1pt solid #000001" fo:border-top="none" fo:border-bottom="none"/>
    </style:style>
    <style:style style:name="Table2.A4" style:family="table-cell">
      <style:table-cell-properties fo:padding-left="0.206cm" fo:padding-right="0.191cm" fo:padding-top="0cm" fo:padding-bottom="0cm" fo:border="1pt solid #000001"/>
    </style:style>
    <style:style style:name="Table2.B4" style:family="table-cell">
      <style:table-cell-properties fo:padding-left="0.206cm" fo:padding-right="0.191cm" fo:padding-top="0cm" fo:padding-bottom="0cm" fo:border="1pt solid #000001"/>
    </style:style>
    <style:style style:name="Table2.C4" style:family="table-cell">
      <style:table-cell-properties fo:padding-left="0.206cm" fo:padding-right="0.191cm" fo:padding-top="0cm" fo:padding-bottom="0cm" fo:border="1pt solid #000001"/>
    </style:style>
    <style:style style:name="Table2.A5" style:family="table-cell">
      <style:table-cell-properties fo:padding-left="0.206cm" fo:padding-right="0.191cm" fo:padding-top="0cm" fo:padding-bottom="0cm" fo:border-left="1pt solid #000001" fo:border-right="none" fo:border-top="none" fo:border-bottom="none"/>
    </style:style>
    <style:style style:name="Table2.B5" style:family="table-cell">
      <style:table-cell-properties fo:padding-left="0.206cm" fo:padding-right="0.191cm" fo:padding-top="0cm" fo:padding-bottom="0cm" fo:border="none"/>
    </style:style>
    <style:style style:name="Table2.C5" style:family="table-cell">
      <style:table-cell-properties fo:padding-left="0.206cm" fo:padding-right="0.191cm" fo:padding-top="0cm" fo:padding-bottom="0cm" fo:border-left="none" fo:border-right="1pt solid #000001" fo:border-top="none" fo:border-bottom="none"/>
    </style:style>
    <style:style style:name="Table2.A6" style:family="table-cell">
      <style:table-cell-properties fo:padding-left="0.206cm" fo:padding-right="0.191cm" fo:padding-top="0cm" fo:padding-bottom="0cm" fo:border="1pt solid #000001"/>
    </style:style>
    <style:style style:name="Table2.B6" style:family="table-cell">
      <style:table-cell-properties fo:padding-left="0.206cm" fo:padding-right="0.191cm" fo:padding-top="0cm" fo:padding-bottom="0cm" fo:border="1pt solid #000001"/>
    </style:style>
    <style:style style:name="Table2.C6" style:family="table-cell">
      <style:table-cell-properties fo:padding-left="0.206cm" fo:padding-right="0.191cm" fo:padding-top="0cm" fo:padding-bottom="0cm" fo:border="1pt solid #000001"/>
    </style:style>
    <style:style style:name="Table2.A7" style:family="table-cell">
      <style:table-cell-properties fo:padding-left="0.206cm" fo:padding-right="0.191cm" fo:padding-top="0cm" fo:padding-bottom="0cm" fo:border-left="1pt solid #000001" fo:border-right="none" fo:border-top="none" fo:border-bottom="1pt solid #000001"/>
    </style:style>
    <style:style style:name="Table2.B7" style:family="table-cell">
      <style:table-cell-properties fo:padding-left="0.206cm" fo:padding-right="0.191cm" fo:padding-top="0cm" fo:padding-bottom="0cm" fo:border-left="none" fo:border-right="none" fo:border-top="none" fo:border-bottom="1pt solid #000001"/>
    </style:style>
    <style:style style:name="Table2.C7" style:family="table-cell">
      <style:table-cell-properties fo:padding-left="0.206cm" fo:padding-right="0.191cm" fo:padding-top="0cm" fo:padding-bottom="0cm" fo:border-left="none" fo:border-right="1pt solid #000001" fo:border-top="none" fo:border-bottom="1pt solid #000001"/>
    </style:style>
    <style:style style:name="Table3" style:family="table">
      <style:table-properties style:width="15.002cm" fo:margin-left="-0.206cm" fo:margin-top="0cm" fo:margin-bottom="0cm" table:align="left" style:writing-mode="lr-tb"/>
    </style:style>
    <style:style style:name="Table3.A" style:family="table-column">
      <style:table-column-properties style:column-width="4.941cm"/>
    </style:style>
    <style:style style:name="Table3.B" style:family="table-column">
      <style:table-column-properties style:column-width="2.058cm"/>
    </style:style>
    <style:style style:name="Table3.C" style:family="table-column">
      <style:table-column-properties style:column-width="8.003cm"/>
    </style:style>
    <style:style style:name="Table3.1" style:family="table-row">
      <style:table-row-properties fo:keep-together="always"/>
    </style:style>
    <style:style style:name="Table3.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3.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3.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3.A2" style:family="table-cell">
      <style:table-cell-properties fo:padding-left="0.206cm" fo:padding-right="0.191cm" fo:padding-top="0cm" fo:padding-bottom="0cm" fo:border="1pt solid #000001"/>
    </style:style>
    <style:style style:name="Table3.B2" style:family="table-cell">
      <style:table-cell-properties fo:padding-left="0.206cm" fo:padding-right="0.191cm" fo:padding-top="0cm" fo:padding-bottom="0cm" fo:border="1pt solid #000001"/>
    </style:style>
    <style:style style:name="Table3.C2" style:family="table-cell">
      <style:table-cell-properties fo:padding-left="0.206cm" fo:padding-right="0.191cm" fo:padding-top="0cm" fo:padding-bottom="0cm" fo:border="1pt solid #000001"/>
    </style:style>
    <style:style style:name="Table3.A3" style:family="table-cell">
      <style:table-cell-properties fo:padding-left="0.206cm" fo:padding-right="0.191cm" fo:padding-top="0cm" fo:padding-bottom="0cm" fo:border-left="1pt solid #000001" fo:border-right="none" fo:border-top="none" fo:border-bottom="none"/>
    </style:style>
    <style:style style:name="Table3.B3" style:family="table-cell">
      <style:table-cell-properties fo:padding-left="0.206cm" fo:padding-right="0.191cm" fo:padding-top="0cm" fo:padding-bottom="0cm" fo:border="none"/>
    </style:style>
    <style:style style:name="Table3.C3" style:family="table-cell">
      <style:table-cell-properties fo:padding-left="0.206cm" fo:padding-right="0.191cm" fo:padding-top="0cm" fo:padding-bottom="0cm" fo:border-left="none" fo:border-right="1pt solid #000001" fo:border-top="none" fo:border-bottom="none"/>
    </style:style>
    <style:style style:name="Table3.A4" style:family="table-cell">
      <style:table-cell-properties fo:padding-left="0.206cm" fo:padding-right="0.191cm" fo:padding-top="0cm" fo:padding-bottom="0cm" fo:border="1pt solid #000001"/>
    </style:style>
    <style:style style:name="Table3.B4" style:family="table-cell">
      <style:table-cell-properties fo:padding-left="0.206cm" fo:padding-right="0.191cm" fo:padding-top="0cm" fo:padding-bottom="0cm" fo:border="1pt solid #000001"/>
    </style:style>
    <style:style style:name="Table3.C4" style:family="table-cell">
      <style:table-cell-properties fo:padding-left="0.206cm" fo:padding-right="0.191cm" fo:padding-top="0cm" fo:padding-bottom="0cm" fo:border="1pt solid #000001"/>
    </style:style>
    <style:style style:name="Table3.A5" style:family="table-cell">
      <style:table-cell-properties fo:padding-left="0.206cm" fo:padding-right="0.191cm" fo:padding-top="0cm" fo:padding-bottom="0cm" fo:border-left="1pt solid #000001" fo:border-right="none" fo:border-top="none" fo:border-bottom="none"/>
    </style:style>
    <style:style style:name="Table3.B5" style:family="table-cell">
      <style:table-cell-properties fo:padding-left="0.206cm" fo:padding-right="0.191cm" fo:padding-top="0cm" fo:padding-bottom="0cm" fo:border="none"/>
    </style:style>
    <style:style style:name="Table3.C5" style:family="table-cell">
      <style:table-cell-properties fo:padding-left="0.206cm" fo:padding-right="0.191cm" fo:padding-top="0cm" fo:padding-bottom="0cm" fo:border-left="none" fo:border-right="1pt solid #000001" fo:border-top="none" fo:border-bottom="none"/>
    </style:style>
    <style:style style:name="Table3.A6" style:family="table-cell">
      <style:table-cell-properties fo:padding-left="0.206cm" fo:padding-right="0.191cm" fo:padding-top="0cm" fo:padding-bottom="0cm" fo:border="1pt solid #000001"/>
    </style:style>
    <style:style style:name="Table3.B6" style:family="table-cell">
      <style:table-cell-properties fo:padding-left="0.206cm" fo:padding-right="0.191cm" fo:padding-top="0cm" fo:padding-bottom="0cm" fo:border="1pt solid #000001"/>
    </style:style>
    <style:style style:name="Table3.C6" style:family="table-cell">
      <style:table-cell-properties fo:padding-left="0.206cm" fo:padding-right="0.191cm" fo:padding-top="0cm" fo:padding-bottom="0cm" fo:border="1pt solid #000001"/>
    </style:style>
    <style:style style:name="Table4" style:family="table">
      <style:table-properties style:width="15.021cm" fo:margin-left="-0.206cm" fo:margin-top="0cm" fo:margin-bottom="0cm" table:align="left" style:writing-mode="lr-tb"/>
    </style:style>
    <style:style style:name="Table4.A" style:family="table-column">
      <style:table-column-properties style:column-width="4.828cm"/>
    </style:style>
    <style:style style:name="Table4.B" style:family="table-column">
      <style:table-column-properties style:column-width="2.245cm"/>
    </style:style>
    <style:style style:name="Table4.C" style:family="table-column">
      <style:table-column-properties style:column-width="7.948cm"/>
    </style:style>
    <style:style style:name="Table4.1" style:family="table-row">
      <style:table-row-properties fo:keep-together="always"/>
    </style:style>
    <style:style style:name="Table4.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4.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4.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4.A2" style:family="table-cell">
      <style:table-cell-properties fo:padding-left="0.206cm" fo:padding-right="0.191cm" fo:padding-top="0cm" fo:padding-bottom="0cm" fo:border="1pt solid #000001"/>
    </style:style>
    <style:style style:name="Table4.B2" style:family="table-cell">
      <style:table-cell-properties fo:padding-left="0.206cm" fo:padding-right="0.191cm" fo:padding-top="0cm" fo:padding-bottom="0cm" fo:border="1pt solid #000001"/>
    </style:style>
    <style:style style:name="Table4.C2" style:family="table-cell">
      <style:table-cell-properties fo:padding-left="0.206cm" fo:padding-right="0.191cm" fo:padding-top="0cm" fo:padding-bottom="0cm" fo:border="1pt solid #000001"/>
    </style:style>
    <style:style style:name="Table4.A3" style:family="table-cell">
      <style:table-cell-properties fo:padding-left="0.206cm" fo:padding-right="0.191cm" fo:padding-top="0cm" fo:padding-bottom="0cm" fo:border-left="1pt solid #000001" fo:border-right="none" fo:border-top="none" fo:border-bottom="none"/>
    </style:style>
    <style:style style:name="Table4.B3" style:family="table-cell">
      <style:table-cell-properties fo:padding-left="0.206cm" fo:padding-right="0.191cm" fo:padding-top="0cm" fo:padding-bottom="0cm" fo:border="none"/>
    </style:style>
    <style:style style:name="Table4.C3" style:family="table-cell">
      <style:table-cell-properties fo:padding-left="0.206cm" fo:padding-right="0.191cm" fo:padding-top="0cm" fo:padding-bottom="0cm" fo:border-left="none" fo:border-right="1pt solid #000001" fo:border-top="none" fo:border-bottom="none"/>
    </style:style>
    <style:style style:name="Table4.A4" style:family="table-cell">
      <style:table-cell-properties fo:padding-left="0.206cm" fo:padding-right="0.191cm" fo:padding-top="0cm" fo:padding-bottom="0cm" fo:border="1pt solid #000001"/>
    </style:style>
    <style:style style:name="Table4.B4" style:family="table-cell">
      <style:table-cell-properties fo:padding-left="0.206cm" fo:padding-right="0.191cm" fo:padding-top="0cm" fo:padding-bottom="0cm" fo:border="1pt solid #000001"/>
    </style:style>
    <style:style style:name="Table4.C4" style:family="table-cell">
      <style:table-cell-properties fo:padding-left="0.206cm" fo:padding-right="0.191cm" fo:padding-top="0cm" fo:padding-bottom="0cm" fo:border="1pt solid #000001"/>
    </style:style>
    <style:style style:name="Table4.A5" style:family="table-cell">
      <style:table-cell-properties fo:padding-left="0.206cm" fo:padding-right="0.191cm" fo:padding-top="0cm" fo:padding-bottom="0cm" fo:border-left="1pt solid #000001" fo:border-right="none" fo:border-top="none" fo:border-bottom="none"/>
    </style:style>
    <style:style style:name="Table4.B5" style:family="table-cell">
      <style:table-cell-properties fo:padding-left="0.206cm" fo:padding-right="0.191cm" fo:padding-top="0cm" fo:padding-bottom="0cm" fo:border="none"/>
    </style:style>
    <style:style style:name="Table4.C5" style:family="table-cell">
      <style:table-cell-properties fo:padding-left="0.206cm" fo:padding-right="0.191cm" fo:padding-top="0cm" fo:padding-bottom="0cm" fo:border-left="none" fo:border-right="1pt solid #000001" fo:border-top="none" fo:border-bottom="none"/>
    </style:style>
    <style:style style:name="Table4.A6" style:family="table-cell">
      <style:table-cell-properties fo:padding-left="0.206cm" fo:padding-right="0.191cm" fo:padding-top="0cm" fo:padding-bottom="0cm" fo:border="1pt solid #000001"/>
    </style:style>
    <style:style style:name="Table4.B6" style:family="table-cell">
      <style:table-cell-properties fo:padding-left="0.206cm" fo:padding-right="0.191cm" fo:padding-top="0cm" fo:padding-bottom="0cm" fo:border="1pt solid #000001"/>
    </style:style>
    <style:style style:name="Table4.C6" style:family="table-cell">
      <style:table-cell-properties fo:padding-left="0.206cm" fo:padding-right="0.191cm" fo:padding-top="0cm" fo:padding-bottom="0cm" fo:border="1pt solid #000001"/>
    </style:style>
    <style:style style:name="Table4.A7" style:family="table-cell">
      <style:table-cell-properties fo:padding-left="0.206cm" fo:padding-right="0.191cm" fo:padding-top="0cm" fo:padding-bottom="0cm" fo:border-left="1pt solid #000001" fo:border-right="none" fo:border-top="none" fo:border-bottom="none"/>
    </style:style>
    <style:style style:name="Table4.B7" style:family="table-cell">
      <style:table-cell-properties fo:padding-left="0.206cm" fo:padding-right="0.191cm" fo:padding-top="0cm" fo:padding-bottom="0cm" fo:border="none"/>
    </style:style>
    <style:style style:name="Table4.C7" style:family="table-cell">
      <style:table-cell-properties fo:padding-left="0.206cm" fo:padding-right="0.191cm" fo:padding-top="0cm" fo:padding-bottom="0cm" fo:border-left="none" fo:border-right="1pt solid #000001" fo:border-top="none" fo:border-bottom="none"/>
    </style:style>
    <style:style style:name="Table4.A8" style:family="table-cell">
      <style:table-cell-properties fo:padding-left="0.206cm" fo:padding-right="0.191cm" fo:padding-top="0cm" fo:padding-bottom="0cm" fo:border="1pt solid #000001"/>
    </style:style>
    <style:style style:name="Table4.B8" style:family="table-cell">
      <style:table-cell-properties fo:padding-left="0.206cm" fo:padding-right="0.191cm" fo:padding-top="0cm" fo:padding-bottom="0cm" fo:border="1pt solid #000001"/>
    </style:style>
    <style:style style:name="Table4.C8" style:family="table-cell">
      <style:table-cell-properties fo:padding-left="0.206cm" fo:padding-right="0.191cm" fo:padding-top="0cm" fo:padding-bottom="0cm" fo:border="1pt solid #000001"/>
    </style:style>
    <style:style style:name="Table4.A9" style:family="table-cell">
      <style:table-cell-properties fo:padding-left="0.206cm" fo:padding-right="0.191cm" fo:padding-top="0cm" fo:padding-bottom="0cm" fo:border-left="1pt solid #000001" fo:border-right="none" fo:border-top="none" fo:border-bottom="none"/>
    </style:style>
    <style:style style:name="Table4.B9" style:family="table-cell">
      <style:table-cell-properties fo:padding-left="0.206cm" fo:padding-right="0.191cm" fo:padding-top="0cm" fo:padding-bottom="0cm" fo:border="none"/>
    </style:style>
    <style:style style:name="Table4.C9" style:family="table-cell">
      <style:table-cell-properties fo:padding-left="0.206cm" fo:padding-right="0.191cm" fo:padding-top="0cm" fo:padding-bottom="0cm" fo:border-left="none" fo:border-right="1pt solid #000001" fo:border-top="none" fo:border-bottom="none"/>
    </style:style>
    <style:style style:name="Table4.A10" style:family="table-cell">
      <style:table-cell-properties fo:padding-left="0.206cm" fo:padding-right="0.191cm" fo:padding-top="0cm" fo:padding-bottom="0cm" fo:border="1pt solid #000001"/>
    </style:style>
    <style:style style:name="Table4.B10" style:family="table-cell">
      <style:table-cell-properties fo:padding-left="0.206cm" fo:padding-right="0.191cm" fo:padding-top="0cm" fo:padding-bottom="0cm" fo:border="1pt solid #000001"/>
    </style:style>
    <style:style style:name="Table4.C10" style:family="table-cell">
      <style:table-cell-properties fo:padding-left="0.206cm" fo:padding-right="0.191cm" fo:padding-top="0cm" fo:padding-bottom="0cm" fo:border="1pt solid #000001"/>
    </style:style>
    <style:style style:name="Table4.A11" style:family="table-cell">
      <style:table-cell-properties fo:padding-left="0.206cm" fo:padding-right="0.191cm" fo:padding-top="0cm" fo:padding-bottom="0cm" fo:border-left="1pt solid #000001" fo:border-right="none" fo:border-top="none" fo:border-bottom="none"/>
    </style:style>
    <style:style style:name="Table4.B11" style:family="table-cell">
      <style:table-cell-properties fo:padding-left="0.206cm" fo:padding-right="0.191cm" fo:padding-top="0cm" fo:padding-bottom="0cm" fo:border="none"/>
    </style:style>
    <style:style style:name="Table4.C11" style:family="table-cell">
      <style:table-cell-properties fo:padding-left="0.206cm" fo:padding-right="0.191cm" fo:padding-top="0cm" fo:padding-bottom="0cm" fo:border-left="none" fo:border-right="1pt solid #000001" fo:border-top="none" fo:border-bottom="none"/>
    </style:style>
    <style:style style:name="Table4.A12" style:family="table-cell">
      <style:table-cell-properties fo:padding-left="0.206cm" fo:padding-right="0.191cm" fo:padding-top="0cm" fo:padding-bottom="0cm" fo:border="1pt solid #000001"/>
    </style:style>
    <style:style style:name="Table4.B12" style:family="table-cell">
      <style:table-cell-properties fo:padding-left="0.206cm" fo:padding-right="0.191cm" fo:padding-top="0cm" fo:padding-bottom="0cm" fo:border="1pt solid #000001"/>
    </style:style>
    <style:style style:name="Table4.C12" style:family="table-cell">
      <style:table-cell-properties fo:padding-left="0.206cm" fo:padding-right="0.191cm" fo:padding-top="0cm" fo:padding-bottom="0cm" fo:border="1pt solid #000001"/>
    </style:style>
    <style:style style:name="Table4.A13" style:family="table-cell">
      <style:table-cell-properties fo:padding-left="0.206cm" fo:padding-right="0.191cm" fo:padding-top="0cm" fo:padding-bottom="0cm" fo:border-left="1pt solid #000001" fo:border-right="none" fo:border-top="none" fo:border-bottom="none"/>
    </style:style>
    <style:style style:name="Table4.B13" style:family="table-cell">
      <style:table-cell-properties fo:padding-left="0.206cm" fo:padding-right="0.191cm" fo:padding-top="0cm" fo:padding-bottom="0cm" fo:border="none"/>
    </style:style>
    <style:style style:name="Table4.C13" style:family="table-cell">
      <style:table-cell-properties fo:padding-left="0.206cm" fo:padding-right="0.191cm" fo:padding-top="0cm" fo:padding-bottom="0cm" fo:border-left="none" fo:border-right="1pt solid #000001" fo:border-top="none" fo:border-bottom="none"/>
    </style:style>
    <style:style style:name="Table4.A14" style:family="table-cell">
      <style:table-cell-properties fo:padding-left="0.206cm" fo:padding-right="0.191cm" fo:padding-top="0cm" fo:padding-bottom="0cm" fo:border="1pt solid #000001"/>
    </style:style>
    <style:style style:name="Table4.B14" style:family="table-cell">
      <style:table-cell-properties fo:padding-left="0.206cm" fo:padding-right="0.191cm" fo:padding-top="0cm" fo:padding-bottom="0cm" fo:border="1pt solid #000001"/>
    </style:style>
    <style:style style:name="Table4.C14" style:family="table-cell">
      <style:table-cell-properties fo:padding-left="0.206cm" fo:padding-right="0.191cm" fo:padding-top="0cm" fo:padding-bottom="0cm" fo:border="1pt solid #000001"/>
    </style:style>
    <style:style style:name="Table4.A15" style:family="table-cell">
      <style:table-cell-properties fo:padding-left="0.206cm" fo:padding-right="0.191cm" fo:padding-top="0cm" fo:padding-bottom="0cm" fo:border-left="1pt solid #000001" fo:border-right="none" fo:border-top="none" fo:border-bottom="none"/>
    </style:style>
    <style:style style:name="Table4.B15" style:family="table-cell">
      <style:table-cell-properties fo:padding-left="0.206cm" fo:padding-right="0.191cm" fo:padding-top="0cm" fo:padding-bottom="0cm" fo:border="none"/>
    </style:style>
    <style:style style:name="Table4.C15" style:family="table-cell">
      <style:table-cell-properties fo:padding-left="0.206cm" fo:padding-right="0.191cm" fo:padding-top="0cm" fo:padding-bottom="0cm" fo:border-left="none" fo:border-right="1pt solid #000001" fo:border-top="none" fo:border-bottom="none"/>
    </style:style>
    <style:style style:name="Table4.A16" style:family="table-cell">
      <style:table-cell-properties fo:padding-left="0.206cm" fo:padding-right="0.191cm" fo:padding-top="0cm" fo:padding-bottom="0cm" fo:border="1pt solid #000001"/>
    </style:style>
    <style:style style:name="Table4.B16" style:family="table-cell">
      <style:table-cell-properties fo:padding-left="0.206cm" fo:padding-right="0.191cm" fo:padding-top="0cm" fo:padding-bottom="0cm" fo:border="1pt solid #000001"/>
    </style:style>
    <style:style style:name="Table4.C16" style:family="table-cell">
      <style:table-cell-properties fo:padding-left="0.206cm" fo:padding-right="0.191cm" fo:padding-top="0cm" fo:padding-bottom="0cm" fo:border="1pt solid #000001"/>
    </style:style>
    <style:style style:name="Table4.A17" style:family="table-cell">
      <style:table-cell-properties fo:padding-left="0.206cm" fo:padding-right="0.191cm" fo:padding-top="0cm" fo:padding-bottom="0cm" fo:border-left="1pt solid #000001" fo:border-right="none" fo:border-top="none" fo:border-bottom="none"/>
    </style:style>
    <style:style style:name="Table4.B17" style:family="table-cell">
      <style:table-cell-properties fo:padding-left="0.206cm" fo:padding-right="0.191cm" fo:padding-top="0cm" fo:padding-bottom="0cm" fo:border="none"/>
    </style:style>
    <style:style style:name="Table4.C17" style:family="table-cell">
      <style:table-cell-properties fo:padding-left="0.206cm" fo:padding-right="0.191cm" fo:padding-top="0cm" fo:padding-bottom="0cm" fo:border-left="none" fo:border-right="1pt solid #000001" fo:border-top="none" fo:border-bottom="none"/>
    </style:style>
    <style:style style:name="Table4.A18" style:family="table-cell">
      <style:table-cell-properties fo:padding-left="0.206cm" fo:padding-right="0.191cm" fo:padding-top="0cm" fo:padding-bottom="0cm" fo:border="1pt solid #000001"/>
    </style:style>
    <style:style style:name="Table4.B18" style:family="table-cell">
      <style:table-cell-properties fo:padding-left="0.206cm" fo:padding-right="0.191cm" fo:padding-top="0cm" fo:padding-bottom="0cm" fo:border="1pt solid #000001"/>
    </style:style>
    <style:style style:name="Table4.C18" style:family="table-cell">
      <style:table-cell-properties fo:padding-left="0.206cm" fo:padding-right="0.191cm" fo:padding-top="0cm" fo:padding-bottom="0cm" fo:border="1pt solid #000001"/>
    </style:style>
    <style:style style:name="Table4.A19" style:family="table-cell">
      <style:table-cell-properties fo:padding-left="0.206cm" fo:padding-right="0.191cm" fo:padding-top="0cm" fo:padding-bottom="0cm" fo:border-left="1pt solid #000001" fo:border-right="none" fo:border-top="none" fo:border-bottom="1pt solid #000001"/>
    </style:style>
    <style:style style:name="Table4.B19" style:family="table-cell">
      <style:table-cell-properties fo:padding-left="0.206cm" fo:padding-right="0.191cm" fo:padding-top="0cm" fo:padding-bottom="0cm" fo:border-left="none" fo:border-right="none" fo:border-top="none" fo:border-bottom="1pt solid #000001"/>
    </style:style>
    <style:style style:name="Table4.C19" style:family="table-cell">
      <style:table-cell-properties fo:padding-left="0.206cm" fo:padding-right="0.191cm" fo:padding-top="0cm" fo:padding-bottom="0cm" fo:border-left="none" fo:border-right="1pt solid #000001" fo:border-top="none" fo:border-bottom="1pt solid #000001"/>
    </style:style>
    <style:style style:name="Table5" style:family="table">
      <style:table-properties style:width="15.002cm" fo:margin-left="-0.206cm" fo:margin-top="0cm" fo:margin-bottom="0cm" table:align="left" style:writing-mode="lr-tb"/>
    </style:style>
    <style:style style:name="Table5.A" style:family="table-column">
      <style:table-column-properties style:column-width="4.748cm"/>
    </style:style>
    <style:style style:name="Table5.B" style:family="table-column">
      <style:table-column-properties style:column-width="2.251cm"/>
    </style:style>
    <style:style style:name="Table5.C" style:family="table-column">
      <style:table-column-properties style:column-width="8.003cm"/>
    </style:style>
    <style:style style:name="Table5.1" style:family="table-row">
      <style:table-row-properties fo:keep-together="auto"/>
    </style:style>
    <style:style style:name="Table5.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5.B1" style:family="table-cell">
      <style:table-cell-properties fo:background-color="#000000" fo:padding-left="0.206cm" fo:padding-right="0.191cm" fo:padding-top="0cm" fo:padding-bottom="0cm" fo:border-left="none" fo:border-right="none" fo:border-top="1pt solid #000001" fo:border-bottom="none">
        <style:background-image/>
      </style:table-cell-properties>
    </style:style>
    <style:style style:name="Table5.C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5.A2" style:family="table-cell">
      <style:table-cell-properties fo:padding-left="0.206cm" fo:padding-right="0.191cm" fo:padding-top="0cm" fo:padding-bottom="0cm" fo:border="1pt solid #000001"/>
    </style:style>
    <style:style style:name="Table5.B2" style:family="table-cell">
      <style:table-cell-properties fo:padding-left="0.206cm" fo:padding-right="0.191cm" fo:padding-top="0cm" fo:padding-bottom="0cm" fo:border="1pt solid #000001"/>
    </style:style>
    <style:style style:name="Table5.C2" style:family="table-cell">
      <style:table-cell-properties fo:padding-left="0.206cm" fo:padding-right="0.191cm" fo:padding-top="0cm" fo:padding-bottom="0cm" fo:border="1pt solid #000001"/>
    </style:style>
    <style:style style:name="Table6" style:family="table">
      <style:table-properties style:width="14.944cm" fo:margin-left="-0.206cm" fo:margin-top="0cm" fo:margin-bottom="0cm" table:align="left" style:writing-mode="lr-tb"/>
    </style:style>
    <style:style style:name="Table6.A" style:family="table-column">
      <style:table-column-properties style:column-width="4.798cm"/>
    </style:style>
    <style:style style:name="Table6.B" style:family="table-column">
      <style:table-column-properties style:column-width="10.146cm"/>
    </style:style>
    <style:style style:name="Table6.1" style:family="table-row">
      <style:table-row-properties fo:keep-together="auto"/>
    </style:style>
    <style:style style:name="Table6.A1" style:family="table-cell">
      <style:table-cell-properties fo:background-color="#000000" fo:padding-left="0.206cm" fo:padding-right="0.191cm" fo:padding-top="0cm" fo:padding-bottom="0cm" fo:border-left="1pt solid #000001" fo:border-right="none" fo:border-top="1pt solid #000001" fo:border-bottom="none">
        <style:background-image/>
      </style:table-cell-properties>
    </style:style>
    <style:style style:name="Table6.B1" style:family="table-cell">
      <style:table-cell-properties fo:background-color="#000000" fo:padding-left="0.206cm" fo:padding-right="0.191cm" fo:padding-top="0cm" fo:padding-bottom="0cm" fo:border-left="none" fo:border-right="1pt solid #000001" fo:border-top="1pt solid #000001" fo:border-bottom="none">
        <style:background-image/>
      </style:table-cell-properties>
    </style:style>
    <style:style style:name="Table6.A2" style:family="table-cell">
      <style:table-cell-properties fo:padding-left="0.206cm" fo:padding-right="0.191cm" fo:padding-top="0cm" fo:padding-bottom="0cm" fo:border="1pt solid #000001"/>
    </style:style>
    <style:style style:name="Table6.B2" style:family="table-cell">
      <style:table-cell-properties fo:padding-left="0.206cm" fo:padding-right="0.191cm" fo:padding-top="0cm" fo:padding-bottom="0cm" fo:border="1pt solid #000001"/>
    </style:style>
    <style:style style:name="Table6.A3" style:family="table-cell">
      <style:table-cell-properties fo:padding-left="0.206cm" fo:padding-right="0.191cm" fo:padding-top="0cm" fo:padding-bottom="0cm" fo:border-left="1pt solid #000001" fo:border-right="none" fo:border-top="none" fo:border-bottom="none"/>
    </style:style>
    <style:style style:name="Table6.B3" style:family="table-cell">
      <style:table-cell-properties fo:padding-left="0.206cm" fo:padding-right="0.191cm" fo:padding-top="0cm" fo:padding-bottom="0cm" fo:border-left="none" fo:border-right="1pt solid #000001" fo:border-top="none" fo:border-bottom="none"/>
    </style:style>
    <style:style style:name="Table6.A4" style:family="table-cell">
      <style:table-cell-properties fo:padding-left="0.206cm" fo:padding-right="0.191cm" fo:padding-top="0cm" fo:padding-bottom="0cm" fo:border="1pt solid #000001"/>
    </style:style>
    <style:style style:name="Table6.B4" style:family="table-cell">
      <style:table-cell-properties fo:padding-left="0.206cm" fo:padding-right="0.191cm" fo:padding-top="0cm" fo:padding-bottom="0cm" fo:border="1pt solid #000001"/>
    </style:style>
    <style:style style:name="Table6.A5" style:family="table-cell">
      <style:table-cell-properties fo:padding-left="0.206cm" fo:padding-right="0.191cm" fo:padding-top="0cm" fo:padding-bottom="0cm" fo:border-left="1pt solid #000001" fo:border-right="none" fo:border-top="none" fo:border-bottom="none"/>
    </style:style>
    <style:style style:name="Table6.B5" style:family="table-cell">
      <style:table-cell-properties fo:padding-left="0.206cm" fo:padding-right="0.191cm" fo:padding-top="0cm" fo:padding-bottom="0cm" fo:border-left="none" fo:border-right="1pt solid #000001" fo:border-top="none" fo:border-bottom="none"/>
    </style:style>
    <style:style style:name="Table6.A6" style:family="table-cell">
      <style:table-cell-properties fo:padding-left="0.206cm" fo:padding-right="0.191cm" fo:padding-top="0cm" fo:padding-bottom="0cm" fo:border="1pt solid #000001"/>
    </style:style>
    <style:style style:name="Table6.B6" style:family="table-cell">
      <style:table-cell-properties fo:padding-left="0.206cm" fo:padding-right="0.191cm" fo:padding-top="0cm" fo:padding-bottom="0cm" fo:border="1pt solid #000001"/>
    </style:style>
    <style:style style:name="Table6.A7" style:family="table-cell">
      <style:table-cell-properties fo:padding-left="0.206cm" fo:padding-right="0.191cm" fo:padding-top="0cm" fo:padding-bottom="0cm" fo:border-left="1pt solid #000001" fo:border-right="none" fo:border-top="none" fo:border-bottom="none"/>
    </style:style>
    <style:style style:name="Table6.B7" style:family="table-cell">
      <style:table-cell-properties fo:padding-left="0.206cm" fo:padding-right="0.191cm" fo:padding-top="0cm" fo:padding-bottom="0cm" fo:border-left="none" fo:border-right="1pt solid #000001" fo:border-top="none" fo:border-bottom="none"/>
    </style:style>
    <style:style style:name="Table6.A8" style:family="table-cell">
      <style:table-cell-properties fo:padding-left="0.206cm" fo:padding-right="0.191cm" fo:padding-top="0cm" fo:padding-bottom="0cm" fo:border="1pt solid #000001"/>
    </style:style>
    <style:style style:name="Table6.B8" style:family="table-cell">
      <style:table-cell-properties fo:padding-left="0.206cm" fo:padding-right="0.191cm" fo:padding-top="0cm" fo:padding-bottom="0cm" fo:border="1pt solid #000001"/>
    </style:style>
    <style:style style:name="P1" style:family="paragraph" style:parent-style-name="Footer">
      <style:paragraph-properties>
        <style:tab-stops>
          <style:tab-stop style:position="7.62cm" style:type="center"/>
          <style:tab-stop style:position="14.702cm" style:type="right"/>
          <style:tab-stop style:position="15.24cm" style:type="right"/>
        </style:tab-stops>
      </style:paragraph-properties>
    </style:style>
    <style:style style:name="P2" style:family="paragraph" style:parent-style-name="Standard">
      <style:paragraph-properties fo:margin-top="0cm" fo:margin-bottom="0cm" loext:contextual-spacing="false" fo:line-height="100%"/>
      <style:text-properties fo:color="#ffffff" fo:font-weight="bold" style:font-weight-asian="bold" style:font-weight-complex="bold"/>
    </style:style>
    <style:style style:name="P3" style:family="paragraph" style:parent-style-name="Heading_20_2">
      <style:paragraph-properties fo:break-before="column"/>
    </style:style>
    <style:style style:name="P4" style:family="paragraph" style:parent-style-name="Literal_20_text">
      <style:text-properties fo:color="#00000a" fo:font-style="normal" style:font-style-asian="normal"/>
    </style:style>
    <style:style style:name="P5" style:family="paragraph" style:parent-style-name="Normal_20_Paragraph">
      <style:text-properties fo:color="#000000"/>
    </style:style>
    <style:style style:name="P6" style:family="paragraph" style:parent-style-name="Normal_20_Paragraph">
      <style:paragraph-properties fo:margin-left="1.27cm" fo:margin-right="0cm" fo:text-indent="0cm" style:auto-text-indent="false"/>
    </style:style>
    <style:style style:name="P7" style:family="paragraph" style:parent-style-name="Normal_20_Paragraph" style:list-style-name="WWNum8"/>
    <style:style style:name="P8" style:family="paragraph" style:parent-style-name="Normal_20_Paragraph">
      <style:text-properties fo:font-size="11pt" fo:font-style="italic" style:font-size-asian="11pt" style:font-style-asian="italic"/>
    </style:style>
    <style:style style:name="P9" style:family="paragraph" style:parent-style-name="Normal_20_Paragraph">
      <style:text-properties fo:font-size="11pt" style:font-size-asian="11pt"/>
    </style:style>
    <style:style style:name="P10" style:family="paragraph" style:parent-style-name="Normal_20_Paragraph" style:list-style-name="WWNum4"/>
    <style:style style:name="P11" style:family="paragraph" style:parent-style-name="Normal_20_Paragraph">
      <style:paragraph-properties fo:margin-top="0cm" fo:margin-bottom="0cm" loext:contextual-spacing="false" fo:line-height="100%"/>
      <style:text-properties fo:color="#ffffff" fo:font-size="11pt" fo:font-weight="normal" style:font-size-asian="11pt" style:font-weight-asian="normal" style:font-weight-complex="bold"/>
    </style:style>
    <style:style style:name="P12" style:family="paragraph" style:parent-style-name="Normal_20_Paragraph">
      <style:paragraph-properties fo:margin-top="0cm" fo:margin-bottom="0cm" loext:contextual-spacing="false" fo:line-height="100%" fo:text-align="center" style:justify-single-word="false"/>
      <style:text-properties fo:color="#ffffff" fo:font-size="11pt" fo:font-weight="normal" style:font-size-asian="11pt" style:font-weight-asian="normal" style:font-weight-complex="bold"/>
    </style:style>
    <style:style style:name="P13" style:family="paragraph" style:parent-style-name="Standard">
      <style:text-properties fo:font-size="11pt" fo:font-weight="normal" style:font-size-asian="11pt" style:font-weight-asian="normal" style:font-size-complex="11pt" style:font-weight-complex="bold"/>
    </style:style>
    <style:style style:name="P14" style:family="paragraph" style:parent-style-name="Standard">
      <style:text-properties fo:font-size="11pt" fo:font-style="italic" style:font-size-asian="11pt" style:font-style-asian="italic" style:font-size-complex="11pt"/>
    </style:style>
    <style:style style:name="P15" style:family="paragraph" style:parent-style-name="Standard">
      <style:text-properties fo:font-size="11pt" style:font-size-asian="11pt" style:font-size-complex="11pt"/>
    </style:style>
    <style:style style:name="P16" style:family="paragraph" style:parent-style-name="Standard">
      <style:text-properties style:font-name="Andale Mono" fo:font-size="11pt" style:font-size-asian="11pt" style:font-size-complex="11pt"/>
    </style:style>
    <style:style style:name="P17" style:family="paragraph" style:parent-style-name="Heading_20_1" style:master-page-name="Standard">
      <style:paragraph-properties style:page-number="auto"/>
    </style:style>
    <style:style style:name="P18" style:family="paragraph" style:parent-style-name="footnote_20_text" style:master-page-name="Converted2">
      <style:paragraph-properties fo:text-align="justify" style:justify-single-word="false" style:page-number="auto"/>
    </style:style>
    <style:style style:name="P19" style:family="paragraph" style:parent-style-name="footnote_20_text" style:master-page-name="Converted4">
      <style:paragraph-properties style:page-number="auto"/>
    </style:style>
    <style:style style:name="P20" style:family="paragraph" style:parent-style-name="Preformatted_20_Text">
      <style:paragraph-properties fo:margin-top="0cm" fo:margin-bottom="0.499cm" loext:contextual-spacing="false"/>
      <style:text-properties officeooo:paragraph-rsid="0020ab2b"/>
    </style:style>
    <style:style style:name="P21" style:family="paragraph">
      <loext:graphic-properties draw:fill="solid" draw:fill-color="#f2dcdb"/>
      <style:paragraph-properties fo:text-align="start"/>
      <style:text-properties fo:color="#000000" fo:font-size="18pt"/>
    </style:style>
    <style:style style:name="T1" style:family="text">
      <style:text-properties fo:color="#1f497d" style:font-name="Calibri" fo:font-size="10pt" fo:font-style="italic" fo:font-weight="bold" style:font-size-asian="10pt" style:font-style-asian="italic" style:font-weight-asian="bold" style:font-size-complex="10pt"/>
    </style:style>
    <style:style style:name="T2" style:family="text">
      <style:text-properties fo:color="#1f497d" style:font-name="Calibri" fo:font-size="10pt" fo:font-style="italic" fo:font-weight="bold" style:font-size-asian="10pt" style:font-style-asian="italic" style:font-weight-asian="bold" style:font-size-complex="10pt" style:font-weight-complex="bold"/>
    </style:style>
    <style:style style:name="T3" style:family="text">
      <style:text-properties fo:color="#1f497d" style:font-name="Calibri" fo:font-size="10pt" fo:font-style="italic" fo:font-weight="bold" officeooo:rsid="001f1a34" style:font-size-asian="10pt" style:font-style-asian="italic" style:font-weight-asian="bold" style:font-size-complex="10pt" style:font-weight-complex="bold"/>
    </style:style>
    <style:style style:name="T4" style:family="text">
      <style:text-properties fo:color="#1f497d" style:font-name="Calibri" fo:font-size="8pt" fo:font-style="italic" style:font-size-asian="8pt" style:font-style-asian="italic" style:font-size-complex="8pt"/>
    </style:style>
    <style:style style:name="T5" style:family="text">
      <style:text-properties fo:color="#1f497d" style:font-name="Calibri" fo:font-size="8pt" fo:font-style="italic" officeooo:rsid="001f1a34" style:font-size-asian="8pt" style:font-style-asian="italic" style:font-size-complex="8pt"/>
    </style:style>
    <style:style style:name="T6" style:family="text">
      <style:text-properties fo:color="#1f497d" style:font-name="Calibri" fo:font-size="8pt" fo:font-style="italic" officeooo:rsid="0020ab2b" style:font-size-asian="8pt" style:font-style-asian="italic" style:font-size-complex="8pt"/>
    </style:style>
    <style:style style:name="T7" style:family="text">
      <style:text-properties fo:font-size="11pt" fo:font-style="italic" style:font-size-asian="11pt" style:font-style-asian="italic"/>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fo:font-weight="bold" style:font-size-asian="11pt" style:font-style-asian="italic" style:font-weight-asian="bold"/>
    </style:style>
    <style:style style:name="T10" style:family="text">
      <style:text-properties fo:font-size="11pt" style:font-size-asian="11pt"/>
    </style:style>
    <style:style style:name="T11" style:family="text">
      <style:text-properties fo:font-size="11pt" style:font-size-asian="11pt" style:font-size-complex="11pt"/>
    </style:style>
    <style:style style:name="T12" style:family="text">
      <style:text-properties fo:font-size="11pt" fo:font-weight="bold" style:font-size-asian="11pt" style:font-weight-asian="bold"/>
    </style:style>
    <style:style style:name="T13" style:family="text">
      <style:text-properties fo:font-style="italic" style:font-style-asian="italic"/>
    </style:style>
    <style:style style:name="T14" style:family="text">
      <style:text-properties fo:font-style="italic" fo:font-weight="bold" style:font-style-asian="italic" style:font-weight-asian="bold"/>
    </style:style>
    <style:style style:name="T15" style:family="text">
      <style:text-properties fo:font-weight="bold" style:font-weight-asian="bold"/>
    </style:style>
    <style:style style:name="T16" style:family="text">
      <style:text-properties fo:font-weight="bold" officeooo:rsid="0023bfd9" style:font-weight-asian="bold" style:font-weight-complex="bold"/>
    </style:style>
    <style:style style:name="T17" style:family="text">
      <style:text-properties fo:font-size="9pt" style:font-size-asian="9pt" style:font-size-complex="9pt"/>
    </style:style>
    <style:style style:name="T18" style:family="text">
      <style:text-properties fo:color="#ff0000"/>
    </style:style>
    <style:style style:name="T19" style:family="text">
      <style:text-properties fo:font-size="10pt" fo:font-style="italic" style:font-size-asian="10pt" style:font-style-asian="italic"/>
    </style:style>
    <style:style style:name="T20" style:family="text">
      <style:text-properties fo:font-size="10pt" fo:font-style="italic" fo:font-weight="bold" style:font-size-asian="10pt" style:font-style-asian="italic" style:font-weight-asian="bold" style:font-size-complex="10pt" style:font-weight-complex="bold"/>
    </style:style>
    <style:style style:name="T21" style:family="text">
      <style:text-properties fo:font-size="10pt" fo:font-weight="normal" style:font-size-asian="10pt" style:font-weight-asian="normal" style:font-size-complex="10pt"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bold" style:font-size-asian="10pt" style:font-weight-asian="bold" style:font-weight-complex="bold"/>
    </style:style>
    <style:style style:name="T24" style:family="text">
      <style:text-properties officeooo:rsid="001f1a34"/>
    </style:style>
    <style:style style:name="T25" style:family="text">
      <style:text-properties fo:color="#000000" fo:font-size="11pt" fo:font-style="italic" style:font-size-asian="11pt" style:font-style-asian="italic"/>
    </style:style>
    <style:style style:name="T26" style:family="text">
      <style:text-properties fo:color="#000000" fo:font-size="11pt" fo:font-style="italic" style:font-size-asian="11pt" style:font-style-asian="italic" style:font-size-complex="11pt"/>
    </style:style>
    <style:style style:name="T27" style:family="text">
      <style:text-properties fo:color="#000000" fo:font-size="11pt" fo:font-weight="bold" style:font-size-asian="11pt" style:font-weight-asian="bold" style:font-size-complex="11pt"/>
    </style:style>
    <style:style style:name="T28" style:family="text">
      <style:text-properties fo:color="#000000" fo:font-size="11pt" fo:language="en" fo:country="US" fo:font-style="italic" style:font-size-asian="11pt" style:font-style-asian="italic"/>
    </style:style>
    <style:style style:name="T29" style:family="text">
      <style:text-properties fo:color="#000000" fo:font-size="11pt" fo:language="en" fo:country="US" fo:font-style="italic" fo:font-weight="bold" style:font-size-asian="11pt" style:font-style-asian="italic" style:font-weight-asian="bold"/>
    </style:style>
    <style:style style:name="T30" style:family="text">
      <style:text-properties officeooo:rsid="0023bfd9"/>
    </style:style>
    <style:style style:name="gr1" style:family="graphic" style:parent-style-name="Frame">
      <style:graphic-properties draw:stroke="solid" svg:stroke-width="0cm" svg:stroke-color="#000000" draw:fill="solid" draw:fill-color="#f2dcdb" draw:textarea-vertical-align="top" draw:auto-grow-height="true" fo:min-height="0cm" fo:min-width="0cm" fo:padding-top="0cm" fo:padding-bottom="0cm" fo:padding-left="0.199cm" fo:padding-right="0.199cm" fo:wrap-option="wrap" style:run-through="foreground"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span text:style-name="T24">Apache </text:span><text:bookmark-start text:name="_Ref193763401"/>Taverna <text:span text:style-name="T24">S</text:span>erver <text:span text:style-name="T24">3.1.0</text:span>: Installation and Administration Guide<text:bookmark-end text:name="_Ref193763401"/></text:h>
      <text:p text:style-name="Normal_20_Paragraph">This document relates to the fourth public release of Taverna Server <text:span text:style-name="T24">3.1</text:span>5 that is based on the Taverna <text:span text:style-name="T24">3.1</text:span> Platform, from the <text:span text:style-name="T24">Apache Taverna (incubating) project.</text:span></text:p>
      <text:h text:style-name="Heading_20_2" text:outline-level="2">About</text:h>
      <text:p text:style-name="Normal_20_Paragraph">This release is a version of the Taverna <text:span text:style-name="T24">Server 3.1 </text:span>that is provided as a basis for deployments of server-ized Taverna in a multi-user environment.</text:p>
      <text:h text:style-name="Heading_20_2" text:outline-level="2">Known Limitations</text:h>
      <text:p text:style-name="Normal_20_Paragraph">There is a known limitation of 100MB on the size of individual atomic values that may be present on a workflow port, processor port or datalink of a Workflow. With a list, this is a restriction on the size of the elements in the list, and not on the total size of the list’s items, though it is <text:span text:style-name="T13">recommended</text:span> that lists be kept substantially smaller than this to ensure that they fit in memory. The <text:span text:style-name="T13">recommended</text:span> workaround for this is to keep large values in files on disk or in a database, and to only pass references to those files (i.e., filenames) along datalinks.</text:p>
      <text:h text:style-name="P3" text:outline-level="2">Installation</text:h>
      <text:h text:style-name="Heading_20_3" text:outline-level="3">Prerequisites</text:h>
      <text:p text:style-name="Normal_20_Paragraph">You will need <text:span text:style-name="T16">Linux</text:span><text:span text:style-name="T30"> or </text:span><text:span text:style-name="T15">Unix</text:span> of some kind.</text:p>
      <text:p text:style-name="P6">This software was developed against Debian Linux 5.0.9, but we anticipate that these instructions will apply equally to other Unixes.</text:p>
      <text:p text:style-name="P6"><draw:custom-shape text:anchor-type="as-char" svg:y="0cm" draw:z-index="0" draw:style-name="gr1" draw:text-style-name="P21" svg:width="13.33cm" svg:height="2.578cm"><text:p text:style-name="Normal_20_Paragraph"><text:span text:style-name="T26">The system security integration does not work with the Windows security model, and the restrictions on command-line lengths on that platform are another significant issue. Because of this, Taverna Server 2.5 does not support Windows at this stage. Tools and services hosted on Windows </text:span><text:span text:style-name="T27">may</text:span><text:span text:style-name="T26"> be used, but only via remote access protocols such as SSH, SOAP, etc.</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_20_Paragraph">You will need a <text:span text:style-name="T15">Java 7</text:span> (or later) installation.</text:p>
      <text:p text:style-name="P6">This software was developed and tested against the Oracle JRE 1.7.0_21, and has also been tested against OpenJDK 7; use of the current version of either of these Java implementations is <text:span text:style-name="T13">recommended</text:span>. OpenJDK 6 cannot run this version of Taverna Server, nor can <text:span text:style-name="T13">gcj</text:span>.</text:p>
      <text:p text:style-name="Normal_20_Paragraph"><text:soft-page-break/>You will need a suitable <text:span text:style-name="T15">servlet container</text:span>.</text:p>
      <text:p text:style-name="P6">This software was developed using Tomcat 6.0.26 as the servlet container, but other versions of Tomcat are known to work (back to at least 6.0.20) and other containers may also function correctly as no Tomcat-specific APIs are used in the deployable code. We welcome feedback on which containers work, as well as on how to configure them (if they are not Tomcat versions). Using the current production release of Tomcat 6 is <text:span text:style-name="T13">recommended</text:span>.</text:p>
      <text:h text:style-name="Heading_20_3" text:outline-level="3">Installation into Tomcat</text:h>
      <text:p text:style-name="Normal_20_Paragraph">Note that these instructions are Tomcat-specific.</text:p>
      <text:h text:style-name="Heading_20_4" text:outline-level="4">Step 1. Configure Tomcat for JMX</text:h>
      <text:p text:style-name="Normal_20_Paragraph">If you're going to use JMX to administer the server (good for demos; <text:span text:style-name="Literal">jvisualvm</text:span> is recommended if you've got the JMX support plugin, and <text:span text:style-name="Literal">jconsole</text:span> is acceptable) then you need to edit Tomcat's <text:span text:style-name="T13">«</text:span><text:span text:style-name="T7">TOMCATDIR</text:span><text:span text:style-name="T13">»</text:span><text:span text:style-name="Literal">/bin/startup.sh</text:span> script to include the setting:</text:p>
      <text:p text:style-name="Literal_20_text">export CATALINA_OPTS=-Dcom.sun.management.jmxremote</text:p>
      <text:p text:style-name="Normal_20_Paragraph">This works around a minor bug in Spring which prevents correct registration of management beans in the default internal management service. You should also add additional options there to ensure that the JMX management layer is secure; see the Java JMX documentation for a discussion of how to do this.</text:p>
      <text:h text:style-name="Heading_20_4" text:outline-level="4">Step 2. Configure Tomcat for General Management</text:h>
      <text:p text:style-name="Normal_20_Paragraph">Add a user entry in <text:span text:style-name="T13">«</text:span><text:span text:style-name="T7">TOMCATDIR</text:span><text:span text:style-name="T13">»</text:span><text:span text:style-name="Literal">/conf/tomcat-users.xml</text:span> so that the manager webapp can know who you are and that you have permission to deploy webapps (i.e., the "manager" role).</text:p>
      <text:p text:style-name="Normal_20_Paragraph">You also <text:span text:style-name="T13">need</text:span> to configure Tomcat to support HTTPS if you are planning to use the default secure configuration; to do this, follow the instructions on the Tomcat site (<text:a xlink:type="simple" xlink:href="http://tomcat.apache.org/tomcat-6.0-doc/ssl-howto.html" text:style-name="Internet_20_link" text:visited-style-name="Visited_20_Internet_20_Link"><text:span text:style-name="T17">http://tomcat.apache.org/tomcat-6.0-doc/ssl-howto.html</text:span></text:a>).</text:p>
      <text:p text:style-name="Normal_20_Paragraph"><text:soft-page-break/><draw:custom-shape text:anchor-type="as-char" svg:y="0cm" draw:z-index="2" draw:style-name="gr1" draw:text-style-name="P21" svg:width="14.606cm" svg:height="6.294cm"><text:p text:style-name="P5"><text:span text:style-name="T7">The default configuration of the server </text:span><text:span text:style-name="T9">requires HTTPS</text:span><text:span text:style-name="T7"> — either on port 443 or on port 8443 — and will refuse to provide the large majority of its operations (including all SOAP actions and all REST actions relating to workflow runs) if it is not detected. We </text:span><text:span text:style-name="T9">recommend</text:span><text:span text:style-name="T7"> that a public Certificate Authority sign the public certificate of the server, as this tremendously simplifies client deployment.</text:span></text:p><text:p text:style-name="P5"><text:span text:style-name="T7">The </text:span><text:span text:style-name="T10">non-default</text:span><text:span text:style-name="T7"> insecure configuration does not require connections to be made by HTTPS or that different users be configured. When it is used, other steps should be taken to ensure that the connections to the server are secure (e.g., through the use of a strong firewall and a co-located front-end service or a VPN).</text:span></text:p><text:p text:style-name="Normal_20_Paragraph"><text:span text:style-name="T25">There is also a part-secure configuration that requires HTTPS, but which does not enable the advanced user separation mechanism. This makes it easier to configure, but reduces the degree of separation between users’ workflow runs.</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_20_Paragraph">Now start Tomcat (or restart it).</text:p>
      <text:h text:style-name="Heading_20_4" text:outline-level="4">Step 3. Prepare for T2Server WebApp Installation</text:h>
      <text:p text:style-name="Normal_20_Paragraph">Save the text below as <text:span text:style-name="Literal">context.xml</text:span> on the machine where you are going to install the server. This is the minimum content of that file:</text:p>
      <text:p text:style-name="Literal_20_text"><text:span text:style-name="XML_20_Element">&lt;Context</text:span> <text:span text:style-name="XML_20_Attribute">path</text:span>=<text:span text:style-name="XML_20_Attribute_20_Content">"/taverna-server"</text:span><text:span text:style-name="XML_20_Element">&gt;</text:span></text:p>
      <text:p text:style-name="Literal_20_text"><text:span text:style-name="XML_20_Element">&lt;/Context&gt;</text:span></text:p>
      <text:p text:style-name="Normal_20_Paragraph">Additional configuration properties can be set in the <text:span text:style-name="Literal">context.xml</text:span> file; see the detailed deployment description section of this document for more information.</text:p>
      <text:h text:style-name="Heading_20_4" text:outline-level="4">Step 4. Download the Webapp ARchive</text:h>
      <text:p text:style-name="Normal_20_Paragraph">Make sure that the <text:span text:style-name="Literal">.war</text:span> file is also saved to the machine on which you will be installing the server.</text:p>
      <text:h text:style-name="Heading_20_4" text:outline-level="4">Step 5. Install the WebApp</text:h>
      <text:p text:style-name="Normal_20_Paragraph">Navigate to <text:span text:style-name="Literal">http://</text:span><text:span text:style-name="T13">«</text:span><text:span text:style-name="T7">SERVER:PORT</text:span><text:span text:style-name="T13">»</text:span><text:span text:style-name="Literal">/manager/html</text:span> and go to the Deploy box. Fill in the form there with:</text:p>
      <table:table table:name="Table1" table:style-name="Table1">
        <table:table-column table:style-name="Table1.A"/>
        <table:table-column table:style-name="Table1.B"/>
        <table:table-row table:style-name="Table1.1">
          <table:table-cell table:style-name="Table1.A1" office:value-type="string">
            <text:p text:style-name="P2">Field</text:p>
          </table:table-cell>
          <table:table-cell table:style-name="Table1.B1" office:value-type="string">
            <text:p text:style-name="P2">Value</text:p>
          </table:table-cell>
        </table:table-row>
        <table:table-row table:style-name="Table1.1">
          <table:table-cell table:style-name="Table1.A2" office:value-type="string">
            <text:p text:style-name="P13">Context Path (required):</text:p>
          </table:table-cell>
          <table:table-cell table:style-name="Table1.B2" office:value-type="string">
            <text:p text:style-name="P16">/taverna-server</text:p>
          </table:table-cell>
        </table:table-row>
        <table:table-row table:style-name="Table1.1">
          <table:table-cell table:style-name="Table1.A3" office:value-type="string">
            <text:p text:style-name="P13">XML Configuration File URL:</text:p>
          </table:table-cell>
          <table:table-cell table:style-name="Table1.B3" office:value-type="string">
            <text:p text:style-name="P16">file:/path/to/context.xml</text:p>
          </table:table-cell>
        </table:table-row>
        <table:table-row table:style-name="Table1.1">
          <table:table-cell table:style-name="Table1.A4" office:value-type="string">
            <text:p text:style-name="P13">WAR or Directory URL:</text:p>
          </table:table-cell>
          <table:table-cell table:style-name="Table1.B4" office:value-type="string">
            <text:p text:style-name="P16">file:/path/to/TavernaServer.war</text:p>
          </table:table-cell>
        </table:table-row>
      </table:table>
      <text:p text:style-name="Normal_20_Paragraph">Press the Deploy button; after a few seconds, Tomcat should respond with OK (at the top of the reloaded page) and you'll have the Taverna Server webapp installed at <text:span text:style-name="Literal">http://</text:span><text:span text:style-name="T13">«</text:span><text:span text:style-name="T7">SERVER:PORT</text:span><text:span text:style-name="T13">»</text:span><text:span text:style-name="Literal">/taverna-server</text:span>.</text:p>
      <text:p text:style-name="Normal_20_Paragraph">Note that you <text:span text:style-name="T15">should</text:span> also review the section below on impersonation via <text:span text:style-name="Literal">sudo</text:span>, which describes a reasonable minimal approach for securing the invocation of workflows as limited-authority users. Also be aware that <text:span text:style-name="T13">many features of this server software are disabled by default</text:span>, especially in relation to the pushing of notifications through other services (e.g., email, SMS). These features would be set through the use of context parameters, as described in the next section.</text:p>
      <text:h text:style-name="Heading_20_3" text:outline-level="3"><text:soft-page-break/>Firewall Requirements</text:h>
      <text:p text:style-name="Normal_20_Paragraph">Taverna Server is a fairly network-intensive application, and the workflows it runs typically assume that they have access to a wide range of external ports by default. Because of that, it is <text:span text:style-name="T15">recommended</text:span> that outgoing ports on the system running Taverna Server be mainly not blocked (a few exceptions are reasonable, such as preventing access to external SMTP services). In particular, it is not safe to just assume that all web services accessed by workflows run on “standard” ports like 80 or 443; this is not seen in practice.</text:p>
      <text:p text:style-name="Normal_20_Paragraph">For <text:span text:style-name="T13">incoming</text:span> ports, we recommend restricting them as much as is practical. In particular, we note that port 1099 is used by the service along with a substantial number of high-numbered ports: none of those need any access from outside the host system. The only ports that need to be opened are those that handle incoming user requests: in the default configuration of Tomcat, this would be port 8080 for HTTP traffic and 8443 for HTTPS traffic. (You will probably want to keep some other ports at least partially open for administration traffic, e.g., 22 for <text:span text:style-name="T13">ssh</text:span> access, but this is formally outside the scope of this document: Taverna Server itself does not need that.)</text:p>
      <text:p text:style-name="Normal_20_Paragraph">If you configure your firewall (or some sort of proxy) so that the host, port and web-application root that the user sees is not that which you are actually running the service on, you should set the <text:span text:style-name="T13">default.webapp</text:span> application parameter — typically via a deployment parameter — to a URL fragment giving the host, port and webapp root that you wish to use. (Taverna Server forces the protocol used separately.)</text:p>
      <text:h text:style-name="Heading_20_3" text:outline-level="3">Details of Configuration</text:h>
      <text:p text:style-name="Normal_20_Paragraph">Deployment of web applications into Tomcat can be done through multiple mechanisms, notably through command line tools and through Tomcat's online administration interface. This document describes the latter mechanism. Note also that we currently only support the use of Taverna Server within a Unix environment (e.g., Linux, Mac OS X); there is no reason in principle why the code should not be adaptable to Microsoft Windows, but there is currently no impersonation module written to integrate Taverna Server with that operating platform.</text:p>
      <text:p text:style-name="Normal_20_Paragraph">This assumes that you installing into Tomcat 6 running on top of Java 7; this was tested with Tomcat 7.0.21 over the Oracle JRE 1.7.0_21. Later patch versions from the same major version are recommended, if available. <text:span text:style-name="T13">This software has not been fully tested with Tomcat 7.</text:span></text:p>
      <text:p text:style-name="Normal_20_Paragraph">The configuration of the Taverna Server installation is done by writing a context descriptor document, only some parts of which can be configured afterwards via the management interface. An <text:span text:style-name="T13">example</text:span> of that XML document is below:</text:p>
      <text:p text:style-name="Literal_20_text"><text:span text:style-name="XML_20_Element">&lt;Context</text:span> <text:span text:style-name="XML_20_Attribute">path</text:span>=<text:span text:style-name="XML_20_Attribute_20_Content">"/taverna-server"</text:span><text:span text:style-name="XML_20_Element">&gt;</text:span></text:p>
      <text:p text:style-name="Literal_20_text"><text:s text:c="4"/><text:span text:style-name="Comment">&lt;!-- Sample logging configuration. --&gt;</text:span></text:p>
      <text:p text:style-name="Literal_20_text"><text:s text:c="4"/><text:span text:style-name="XML_20_Element">&lt;Valve</text:span> <text:span text:style-name="XML_20_Attribute">className</text:span>=<text:span text:style-name="XML_20_Attribute_20_Content">"org.apache.catalina.valves.AccessLogValve"</text:span> <text:span text:style-name="XML_20_Element">/&gt;</text:span></text:p>
      <text:p text:style-name="Literal_20_text"/>
      <text:p text:style-name="Literal_20_text"><text:s text:c="4"/><text:span text:style-name="XML_20_Element">&lt;Parameter</text:span> <text:span text:style-name="XML_20_Attribute">name</text:span>=<text:span text:style-name="XML_20_Attribute_20_Content">"default.localusername"</text:span></text:p>
      <text:p text:style-name="Literal_20_text"><text:s text:c="8"/><text:span text:style-name="XML_20_Attribute">value</text:span>=<text:span text:style-name="XML_20_Attribute_20_Content">"localtavernauser"</text:span> <text:span text:style-name="XML_20_Element">/&gt;</text:span></text:p>
      <text:p text:style-name="Literal_20_text"/>
      <text:p text:style-name="Literal_20_text"><text:s text:c="4"/><text:span text:style-name="Comment">&lt;!-- For email-dispatched notifications. --&gt;</text:span></text:p>
      <text:p text:style-name="Literal_20_text"><text:s text:c="4"/><text:span text:style-name="XML_20_Element">&lt;Parameter</text:span> <text:span text:style-name="XML_20_Attribute">name</text:span>=<text:span text:style-name="XML_20_Attribute_20_Content">"email.host"</text:span> <text:span text:style-name="XML_20_Attribute">value</text:span>=<text:span text:style-name="XML_20_Attribute_20_Content">"localhost"</text:span> <text:span text:style-name="XML_20_Element">/&gt;</text:span></text:p>
      <text:p text:style-name="Literal_20_text"><text:soft-page-break/><text:span text:style-name="XML_20_Element">&lt;/Context&gt;</text:span></text:p>
      <text:p text:style-name="Normal_20_Paragraph">The context descriptor is typically in a file called <text:span text:style-name="Literal">context.xml</text:span><text:span text:style-name="T13"> </text:span>and there is a sample context descriptor with this distribution, in the <text:span text:style-name="Literal">context.sample.xml</text:span> file. There are a substantial number of properties that may be tuned during installation (see below).</text:p>
      <text:p text:style-name="Normal_20_Paragraph">The actual deployment is done by giving the actual context location (i.e., the base URL of the webapp relative to the whole Tomcat container) as a separate field, together with URLs (it is useful to use file: URLs for this) to the context descriptor document and the distributed WAR file.</text:p>
      <text:h text:style-name="Heading_20_3" text:outline-level="3">Configuration Property List</text:h>
      <text:p text:style-name="Normal_20_Paragraph">This is a list of all the properties that are set by default in the Server (NB: the properties in red are actually unset or commented out by default, but they are all understood). They may be <text:span text:style-name="T13">all</text:span> overridden by the use of context configuration parameters as described above; for example, to override the default local user name, the <text:span text:style-name="Literal">default.localusername</text:span> configuration parameter would be set.</text:p>
      <text:p text:style-name="Normal_20_Paragraph"><text:span text:style-name="T14">The majority of these properties should not be set,</text:span> as they default to reasonable parameters. The exceptions are:</text:p>
      <text:list xml:id="list6453083536566741434" text:style-name="WWNum8">
        <text:list-item>
          <text:p text:style-name="P7">Those used to control how many runs exist and are operating at once. The <text:span text:style-name="Literal">default.runlimit</text:span> and <text:span text:style-name="Literal">default.operatinglimit</text:span> have reasonable initial values, but must be tuned according to the actual expected workload. They can be set at runtime via the administration web interface and via JMX.</text:p>
        </text:list-item>
        <text:list-item>
          <text:p text:style-name="P7">Those used to enable optional notification mechanisms; those are all disabled by default unless the required extra properties are set (see below for instructions).</text:p>
        </text:list-item>
      </text:list>
      <text:p text:style-name="Literal_20_text"><text:span text:style-name="Comment"># Script in Taverna installation to run to actually execute workflows</text:span></text:p>
      <text:p text:style-name="Literal_20_text"><text:span text:style-name="XML_20_Element">executeWorkflowScript:</text:span> <text:s text:c="5"/><text:span text:style-name="T18">/usr/taverna/executeworkflow.sh</text:span></text:p>
      <text:p text:style-name="Literal_20_text"/>
      <text:p text:style-name="Literal_20_text"><text:span text:style-name="Comment"># Override the hostname, port and webapp; leave at 'NONE' if no</text:span></text:p>
      <text:p text:style-name="Literal_20_text"><text:span text:style-name="Comment"># override desired. If set, set it to something like:</text:span></text:p>
      <text:p text:style-name="Literal_20_text"><text:span text:style-name="Comment"># <text:s text:c="5"/>foo.example.com:8000/tav-serv</text:span></text:p>
      <text:p text:style-name="Literal_20_text"><text:span text:style-name="XML_20_Element">default.webapp:</text:span> <text:s text:c="12"/>NONE</text:p>
      <text:p text:style-name="P4"><text:span text:style-name="Comment"/></text:p>
      <text:p text:style-name="Literal_20_text"><text:span text:style-name="Comment"># User name to use by default for impersonation if nothing else</text:span></text:p>
      <text:p text:style-name="Literal_20_text"><text:span text:style-name="Comment"># specified</text:span></text:p>
      <text:p text:style-name="Literal_20_text"><text:span text:style-name="XML_20_Element">default.localusername:</text:span> <text:s text:c="5"/>taverna</text:p>
      <text:p text:style-name="Literal_20_text"/>
      <text:p text:style-name="Literal_20_text"><text:span text:style-name="Comment"># The HTTP authorization realm; should be different from all other</text:span></text:p>
      <text:p text:style-name="Literal_20_text"><text:span text:style-name="Comment"># webapps on the deployment server</text:span></text:p>
      <text:p text:style-name="Literal_20_text"><text:span text:style-name="XML_20_Element">http.realmName:</text:span> <text:s text:c="8"/>tavernaserver</text:p>
      <text:p text:style-name="Literal_20_text"><text:span text:style-name="Comment"/></text:p>
      <text:p text:style-name="Literal_20_text"><text:span text:style-name="Comment"># Force the RMI registry to only listen to connections from localhost</text:span></text:p>
      <text:p text:style-name="Literal_20_text"><text:span text:style-name="Comment"># Should be true unless you have a good reason to open it up.</text:span></text:p>
      <text:p text:style-name="Literal_20_text"><text:span text:style-name="XML_20_Element">rmi.localhostOnly:</text:span> <text:s text:c="5"/>true</text:p>
      <text:p text:style-name="Literal_20_text"/>
      <text:p text:style-name="Literal_20_text"><text:span text:style-name="Comment"># How to pick a user name out of a global identity</text:span></text:p>
      <text:p text:style-name="Literal_20_text"><text:span text:style-name="XML_20_Element">localusernameregexp:</text:span><text:tab/>^TAVERNAUSER=(.*)$</text:p>
      <text:p text:style-name="Literal_20_text"><text:span text:style-name="Comment"># Whether to log incoming workflows; noisy if enabled</text:span></text:p>
      <text:p text:style-name="Literal_20_text"><text:soft-page-break/><text:span text:style-name="XML_20_Element">default.logworkflows:</text:span><text:tab/>false</text:p>
      <text:p text:style-name="Literal_20_text"><text:span text:style-name="Comment"># Whether to log outgoing exceptions; noisy if enabled</text:span></text:p>
      <text:p text:style-name="Literal_20_text"><text:span text:style-name="XML_20_Element">default.logexceptions:</text:span><text:tab/>false</text:p>
      <text:p text:style-name="Literal_20_text"><text:span text:style-name="Comment"># Whether to allow workflows to be submitted; adjustable via admin</text:span></text:p>
      <text:p text:style-name="Literal_20_text"><text:span text:style-name="Comment"># interfaces</text:span></text:p>
      <text:p text:style-name="Literal_20_text"><text:span text:style-name="XML_20_Element">default.permitsubmit:</text:span><text:tab/>true</text:p>
      <text:p text:style-name="Literal_20_text"><text:span text:style-name="Comment"># How long a workflow run should live by default, in seconds</text:span></text:p>
      <text:p text:style-name="Literal_20_text"><text:span text:style-name="XML_20_Element">default.lifetime:</text:span><text:tab/><text:tab/>1440</text:p>
      <text:p text:style-name="Literal_20_text"><text:span text:style-name="Comment"># Maximum number of simultaneous workflow runs, in any state</text:span></text:p>
      <text:p text:style-name="Literal_20_text"><text:span text:style-name="XML_20_Element">default.runlimit:</text:span><text:tab/><text:tab/>100</text:p>
      <text:p text:style-name="Literal_20_text"><text:span text:style-name="Comment"># Maximum number of simultaneous *operating* workflow runs (i.e.,</text:span></text:p>
      <text:p text:style-name="Literal_20_text"><text:span text:style-name="Comment"># that are actually running)</text:span></text:p>
      <text:p text:style-name="Literal_20_text"><text:span text:style-name="XML_20_Element">default.operatinglimit:</text:span><text:tab/>10</text:p>
      <text:p text:style-name="Literal_20_text"/>
      <text:p text:style-name="Literal_20_text"><text:span text:style-name="Comment"># Location of impersonation credentials</text:span></text:p>
      <text:p text:style-name="Literal_20_text"><text:span text:style-name="XML_20_Element">secureForkPasswordFile:</text:span> <text:s text:c="4"/><text:span text:style-name="T18">/usr/local/tomcat6.0/conf/sudopass.txt</text:span></text:p>
      <text:p text:style-name="Literal_20_text"/>
      <text:p text:style-name="Literal_20_text"><text:span text:style-name="Comment"># URI to server's REST interface</text:span></text:p>
      <text:p text:style-name="Literal_20_text"><text:span text:style-name="XML_20_Element">taverna.preferredUserUri:</text:span><text:line-break/> <text:s text:c="3"/><text:span text:style-name="T18">https://some.host:8443/taverna-server/rest/</text:span></text:p>
      <text:p text:style-name="Literal_20_text"/>
      <text:p text:style-name="Literal_20_text"><text:span text:style-name="Comment"># Delays used in the task executor, both in milliseconds </text:span></text:p>
      <text:p text:style-name="Literal_20_text"><text:span text:style-name="XML_20_Element">purge.interval:</text:span> <text:s text:c="12"/>30000</text:p>
      <text:p text:style-name="Literal_20_text"><text:span text:style-name="XML_20_Element">finish.interval:</text:span> <text:s text:c="11"/>10000</text:p>
      <text:p text:style-name="Literal_20_text"/>
      <text:p text:style-name="Literal_20_text"><text:span text:style-name="Comment"># Thread pool sizing</text:span></text:p>
      <text:p text:style-name="Literal_20_text"><text:span text:style-name="XML_20_Element">pool.size:</text:span> <text:s text:c="17"/>2</text:p>
      <text:p text:style-name="Literal_20_text"/>
      <text:p text:style-name="Literal_20_text"><text:span text:style-name="Comment">### Usage Record handling</text:span></text:p>
      <text:p text:style-name="Literal_20_text"><text:span text:style-name="XML_20_Element">usage.logFile:</text:span> <text:s text:c="13"/>none</text:p>
      <text:p text:style-name="Literal_20_text"><text:span text:style-name="XML_20_Element">usage.disableDB:</text:span> <text:s text:c="11"/>no</text:p>
      <text:p text:style-name="Literal_20_text"/>
      <text:p text:style-name="Literal_20_text"><text:span text:style-name="Comment">### General configuration of messaging</text:span></text:p>
      <text:p text:style-name="Literal_20_text"><text:span text:style-name="Comment"># cooldown in seconds</text:span></text:p>
      <text:p text:style-name="Literal_20_text"><text:span text:style-name="XML_20_Element">message.cooldown:</text:span> <text:s text:c="10"/>300</text:p>
      <text:p text:style-name="Literal_20_text"><text:span text:style-name="XML_20_Element">message.termination.subject:</text:span> <text:s/>Taverna workflow run finished</text:p>
      <text:p text:style-name="Literal_20_text"><text:span text:style-name="XML_20_Element">message.termination.body:</text:span> <text:s text:c="2"/>Your job with ID={0} has finished with</text:p>
      <text:p text:style-name="Literal_20_text"><text:s text:c="28"/>exit code {1,number,integer}.</text:p>
      <text:p text:style-name="Literal_20_text"/>
      <text:p text:style-name="Literal_20_text"><text:span text:style-name="Comment">### Email-specific options</text:span></text:p>
      <text:p text:style-name="Literal_20_text"><text:span text:style-name="XML_20_Element">email.from:</text:span> <text:s text:c="16"/>taverna.server@localhost</text:p>
      <text:p text:style-name="Literal_20_text"><text:span text:style-name="XML_20_Element">email.type:</text:span> <text:s text:c="16"/>text/plain</text:p>
      <text:p text:style-name="Literal_20_text"><text:span text:style-name="XML_20_Element">email.host:</text:span> <text:s text:c="16"/><text:span text:style-name="T18">localhost</text:span></text:p>
      <text:p text:style-name="Literal_20_text"/>
      <text:p text:style-name="Literal_20_text"><text:span text:style-name="Comment">### Jabber-specific options</text:span></text:p>
      <text:p text:style-name="Literal_20_text"><text:span text:style-name="XML_20_Element">xmpp.server:</text:span> <text:s text:c="15"/><text:span text:style-name="T18">xmpp://some.host:5222</text:span></text:p>
      <text:p text:style-name="Literal_20_text"><text:span text:style-name="XML_20_Element">xmpp.resource:</text:span> <text:s text:c="13"/>TavernaServer</text:p>
      <text:p text:style-name="Literal_20_text"><text:span text:style-name="XML_20_Element">xmpp.user:</text:span> <text:s text:c="17"/><text:span text:style-name="T18">taverna</text:span></text:p>
      <text:p text:style-name="Literal_20_text"><text:span text:style-name="XML_20_Element">xmpp.password:</text:span> <text:s text:c="13"/><text:span text:style-name="T18">*******</text:span></text:p>
      <text:p text:style-name="Literal_20_text"/>
      <text:p text:style-name="Literal_20_text"><text:span text:style-name="Comment">### Atom/RSS feed; lifespan in days, cleaninterval in milliseconds</text:span></text:p>
      <text:p text:style-name="Literal_20_text"><text:span text:style-name="XML_20_Element">atom.language:</text:span> <text:s text:c="13"/>en</text:p>
      <text:p text:style-name="Literal_20_text"><text:span text:style-name="XML_20_Element">atom.lifespan:</text:span> <text:s text:c="13"/>7</text:p>
      <text:p text:style-name="Literal_20_text"><text:span text:style-name="XML_20_Element">atom.cleaninterval:</text:span> <text:s text:c="8"/>3600000</text:p>
      <text:p text:style-name="Literal_20_text"/>
      <text:p text:style-name="Literal_20_text"><text:span text:style-name="Comment">### SMS-specific options</text:span></text:p>
      <text:p text:style-name="Literal_20_text"><text:soft-page-break/><text:span text:style-name="XML_20_Element">sms.service:</text:span><text:line-break/> <text:s text:c="7"/><text:span text:style-name="T18">https://www.intellisoftware.co.uk/smsgateway/sendmsg.aspx</text:span></text:p>
      <text:p text:style-name="Literal_20_text"><text:span text:style-name="XML_20_Element">sms.userfield:</text:span> <text:s text:c="13"/>username</text:p>
      <text:p text:style-name="Literal_20_text"><text:span text:style-name="XML_20_Element">sms.passfield:</text:span> <text:s text:c="13"/>password</text:p>
      <text:p text:style-name="Literal_20_text"><text:span text:style-name="XML_20_Element">sms.destfield:</text:span> <text:s text:c="13"/>to</text:p>
      <text:p text:style-name="Literal_20_text"><text:span text:style-name="XML_20_Element">sms.msgfield:</text:span> <text:s text:c="14"/>text</text:p>
      <text:p text:style-name="Literal_20_text"><text:span text:style-name="XML_20_Element">sms.user:</text:span> <text:s text:c="18"/><text:span text:style-name="T18">taverna</text:span></text:p>
      <text:p text:style-name="Literal_20_text"><text:span text:style-name="XML_20_Element">sms.pass:</text:span> <text:s text:c="18"/><text:span text:style-name="T18">*******</text:span></text:p>
      <text:p text:style-name="Literal_20_text"/>
      <text:p text:style-name="Literal_20_text"><text:span text:style-name="Comment">### Twitter-specific options</text:span></text:p>
      <text:p text:style-name="Literal_20_text"><text:span text:style-name="XML_20_Element">twitter.oauth.accessToken:</text:span> <text:s text:c="7"/><text:span text:style-name="T18">*******</text:span></text:p>
      <text:p text:style-name="Literal_20_text"><text:span text:style-name="XML_20_Element">twitter.oauth.accessTokenSecret:</text:span> <text:s/><text:span text:style-name="T18">*******</text:span></text:p>
      <text:p text:style-name="Literal_20_text"/>
      <text:p text:style-name="Literal_20_text"><text:span text:style-name="Comment">### Special options</text:span></text:p>
      <text:p text:style-name="Literal_20_text"><text:span text:style-name="Comment"># Do detailed logging of security. The information logged is enough</text:span></text:p>
      <text:p text:style-name="Literal_20_text"><text:span text:style-name="Comment"># to allow an administrator to recover arbitrary user credentials,</text:span></text:p>
      <text:p text:style-name="Literal_20_text"><text:span text:style-name="Comment"># so this should be false under normal circumstances.</text:span></text:p>
      <text:p text:style-name="Literal_20_text"><text:span text:style-name="XML_20_Element">log.security.details:</text:span> <text:s text:c="2"/>false</text:p>
      <text:p text:style-name="Literal_20_text"/>
      <text:p text:style-name="Literal_20_text"><text:span text:style-name="Comment"># Enables a special project-specific security setting.</text:span></text:p>
      <text:p text:style-name="Literal_20_text"><text:span text:style-name="Comment"># Leave at false unless you have been specifically told otherwise.</text:span></text:p>
      <text:p text:style-name="Literal_20_text"><text:span text:style-name="XML_20_Element">helio.cis.enableTokenPassing:</text:span> <text:s text:c="2"/>false</text:p>
      <text:h text:style-name="Heading_20_4" text:outline-level="4">Enabling Notification Options</text:h>
      <text:p text:style-name="Normal_20_Paragraph">With the exception of the Atom feed, all the notification methods supported by Taverna Server are <text:span text:style-name="T13">disabled</text:span> by default. They require additional configuration in order to work correctly. This is done through configuration options. Only once all options for a particular notification method are set will Taverna Server enable that method for use. Note that many of these methods require additional services to be deployed or accounts with remote services to be created.</text:p>
      <text:p text:style-name="Normal_20_Paragraph"/>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Method</text:p>
            </table:table-cell>
            <table:table-cell table:style-name="Table2.B1" office:value-type="string">
              <text:p text:style-name="P11">“URL” Scheme</text:p>
            </table:table-cell>
            <table:table-cell table:style-name="Table2.C1" office:value-type="string">
              <text:p text:style-name="P11">Properties</text:p>
            </table:table-cell>
          </table:table-row>
        </table:table-header-rows>
        <table:table-row table:style-name="Table2.1">
          <table:table-cell table:style-name="Table2.A2" office:value-type="string">
            <text:p text:style-name="P8">General</text:p>
          </table:table-cell>
          <table:table-cell table:style-name="Table2.B2" office:value-type="string">
            <text:p text:style-name="P8">N/A</text:p>
          </table:table-cell>
          <table:table-cell table:style-name="Table2.C2" office:value-type="string">
            <text:p text:style-name="Normal_20_Paragraph"><text:span text:style-name="Literal"><text:span text:style-name="T10">message.cooldown</text:span></text:span><text:span text:style-name="T10"> — All the notification methods below </text:span><text:span text:style-name="T7">except for the Atom feed</text:span><text:span text:style-name="T10"> are subject to rate limiting; this property is the minimum amount of time (in seconds) between two notifications by the same mechanism. The default is 300 seconds (5 minutes).</text:span></text:p>
            <text:p text:style-name="Normal_20_Paragraph"><text:span text:style-name="Literal"><text:span text:style-name="T10">message.termination.subject</text:span></text:span><text:span text:style-name="T10"> — Where a notification mechanism needs to attach a subject to a message, this property contains the value to use. Does not need to be changed unless the service is being adapted to use a language other than English.</text:span></text:p>
            <text:p text:style-name="Normal_20_Paragraph"><text:span text:style-name="Literal"><text:span text:style-name="T10">message.termination.body</text:span></text:span><text:span text:style-name="T10"> — This property contains a template that is used to produce a notification message. The template itself contains </text:span><text:span text:style-name="Literal">{0}</text:span><text:span text:style-name="T10"> to indicate where the terminating run’s ID goes, and </text:span><text:span text:style-name="Literal">{1}</text:span><text:span text:style-name="T10"> (or its derivatives) to indicate where the termination code goes. Does not need to be changed unless the service is being adapted to use a language other than English.</text:span></text:p>
          </table:table-cell>
        </table:table-row>
        <text:soft-page-break/>
        <table:table-row table:style-name="Table2.1">
          <table:table-cell table:style-name="Table2.A3" office:value-type="string">
            <text:p text:style-name="P9">Atom</text:p>
          </table:table-cell>
          <table:table-cell table:style-name="Table2.B3" office:value-type="string">
            <text:p text:style-name="Normal_20_Paragraph"><text:span text:style-name="T7">N/A</text:span><text:span text:style-name="T7"><text:note text:id="ftn1" text:note-class="footnote"><text:note-citation>1</text:note-citation><text:note-body><text:p text:style-name="P18"><text:span text:style-name="T10">This is always enabled; termination notifications are automatically published to a per-user Atom feed that users cannot post directly to. This feed is located at </text:span><text:span text:style-name="Literal"><text:span text:style-name="T10">http://</text:span></text:span><text:span text:style-name="T7">«</text:span><text:span text:style-name="T19">SERVER:PORT</text:span><text:span text:style-name="T7">»</text:span><text:span text:style-name="Literal"><text:span text:style-name="T10">/taverna-server</text:span></text:span><text:span text:style-name="Literal"><text:span text:style-name="T11">/feed</text:span></text:span><text:span text:style-name="T10"> relative to the webapp root resource.</text:span></text:p></text:note-body></text:note></text:span></text:p>
          </table:table-cell>
          <table:table-cell table:style-name="Table2.C3" office:value-type="string">
            <text:p text:style-name="Normal_20_Paragraph"><text:span text:style-name="Literal"><text:span text:style-name="T10">atom.language</text:span></text:span><text:span text:style-name="T10"> — Language to claim that the message is published in. Recommended left at default (English of unspecified locale).</text:span></text:p>
            <text:p text:style-name="Normal_20_Paragraph"><text:span text:style-name="Literal"><text:span text:style-name="T10">atom.lifespan</text:span></text:span><text:span text:style-name="T10"> — How many days will a particular notification persist in the feed.</text:span></text:p>
            <text:p text:style-name="Normal_20_Paragraph"><text:span text:style-name="Literal"><text:span text:style-name="T10">atom.cleaninterval</text:span></text:span><text:span text:style-name="T10"> — How often will the code check for whether it can remove a particular notification, in milliseconds.</text:span></text:p>
          </table:table-cell>
        </table:table-row>
        <table:table-row table:style-name="Table2.1">
          <table:table-cell table:style-name="Table2.A4" office:value-type="string">
            <text:p text:style-name="P9">Email</text:p>
          </table:table-cell>
          <table:table-cell table:style-name="Table2.B4" office:value-type="string">
            <text:p text:style-name="Normal_20_Paragraph"><text:span text:style-name="Literal"><text:span text:style-name="T10">mailto:</text:span></text:span></text:p>
          </table:table-cell>
          <table:table-cell table:style-name="Table2.C4" office:value-type="string">
            <text:p text:style-name="Normal_20_Paragraph"><text:span text:style-name="Literal"><text:span text:style-name="T10">email.host</text:span></text:span><text:span text:style-name="T10"> — Name of a machine with a suitable relaying SMTP server that all emails will be sent via. </text:span><text:span text:style-name="T12">Must be set</text:span><text:span text:style-name="T10"> to enable this notification method.</text:span></text:p>
            <text:p text:style-name="Normal_20_Paragraph"><text:span text:style-name="Literal"><text:span text:style-name="T10">email.from</text:span></text:span><text:span text:style-name="T10"> — What account will the message appear to be sent from. Changing from the default is </text:span><text:span text:style-name="T7">recommended</text:span><text:span text:style-name="T10">.</text:span></text:p>
            <text:p text:style-name="Normal_20_Paragraph"><text:span text:style-name="Literal"><text:span text:style-name="T10">email.type</text:span></text:span><text:span text:style-name="T10"> — What MIME type will be used with the message. Can be left at the default.</text:span></text:p>
          </table:table-cell>
        </table:table-row>
        <table:table-row table:style-name="Table2.1">
          <table:table-cell table:style-name="Table2.A5" office:value-type="string">
            <text:p text:style-name="P9">Jabber</text:p>
          </table:table-cell>
          <table:table-cell table:style-name="Table2.B5" office:value-type="string">
            <text:p text:style-name="Normal_20_Paragraph"><text:span text:style-name="Literal"><text:span text:style-name="T10">xmpp:</text:span></text:span></text:p>
          </table:table-cell>
          <table:table-cell table:style-name="Table2.C5" office:value-type="string">
            <text:p text:style-name="Normal_20_Paragraph"><text:span text:style-name="Literal"><text:span text:style-name="T10">xmpp.server</text:span></text:span><text:span text:style-name="T10"> — Name of a machine that runs a suitably-configured XMPP server. </text:span><text:span text:style-name="T12">Must be set</text:span><text:span text:style-name="T10"> to enable this notification method.</text:span></text:p>
            <text:p text:style-name="Normal_20_Paragraph"><text:span text:style-name="Literal"><text:span text:style-name="T10">xmpp.user</text:span></text:span><text:span text:style-name="T10"> — User name to use when contacting the XMPP server. </text:span><text:span text:style-name="T12">Must be set</text:span><text:span text:style-name="T10"> to enable this notification method.</text:span></text:p>
            <text:p text:style-name="Normal_20_Paragraph"><text:span text:style-name="Literal"><text:span text:style-name="T10">xmpp.password</text:span></text:span><text:span text:style-name="T10"> — Password to use when contacting the XMPP server. </text:span><text:span text:style-name="T12">Must be set</text:span><text:span text:style-name="T10"> to enable this notification method.</text:span></text:p>
            <text:p text:style-name="Normal_20_Paragraph"><text:span text:style-name="Literal"><text:span text:style-name="T10">xmpp.resource</text:span></text:span><text:span text:style-name="T10"> — Resource descriptor used to disambiguate messages sent by Taverna Server. Can be left at the default.</text:span></text:p>
          </table:table-cell>
        </table:table-row>
        <text:soft-page-break/>
        <table:table-row table:style-name="Table2.1">
          <table:table-cell table:style-name="Table2.A6" office:value-type="string">
            <text:p text:style-name="P9">SMS</text:p>
          </table:table-cell>
          <table:table-cell table:style-name="Table2.B6" office:value-type="string">
            <text:p text:style-name="Normal_20_Paragraph"><text:span text:style-name="Literal"><text:span text:style-name="T10">sms:</text:span></text:span></text:p>
          </table:table-cell>
          <table:table-cell table:style-name="Table2.C6" office:value-type="string">
            <text:p text:style-name="Normal_20_Paragraph"><text:span text:style-name="Literal"><text:span text:style-name="T10">sms.service</text:span></text:span><text:span text:style-name="T10"> — Address of a RESTful SMS service interface for sending SMS messages. </text:span><text:span text:style-name="T12">Must be set</text:span><text:span text:style-name="T10"> to enable this notification method. Note that this has only ever been developed against a single service interface</text:span><text:span text:style-name="T10"><text:note text:id="ftn2" text:note-class="footnote"><text:note-citation>2</text:note-citation><text:note-body><text:p text:style-name="P19"><text:span text:style-name="Literal"><text:span text:style-name="T11">https://www.intellisoftware.co.uk/smsgateway/sendmsg.aspx</text:span></text:span></text:p></text:note-body></text:note></text:span><text:span text:style-name="T10">, and is not guaranteed to work with any other.</text:span></text:p>
            <text:p text:style-name="Normal_20_Paragraph"><text:span text:style-name="Literal"><text:span text:style-name="T10">sms.user</text:span></text:span><text:span text:style-name="T10"> — The user account to use with the above service. </text:span><text:span text:style-name="T12">Must be set</text:span><text:span text:style-name="T10"> to enable this notification method. Note that creating such an account has some financial implications; these are out of the scope of this document.</text:span></text:p>
            <text:p text:style-name="Normal_20_Paragraph"><text:span text:style-name="Literal"><text:span text:style-name="T10">sms.pass</text:span></text:span><text:span text:style-name="T10"> — The password to use with the above service. </text:span><text:span text:style-name="T12">Must be set</text:span><text:span text:style-name="T10"> to enable this notification method.</text:span></text:p>
            <text:p text:style-name="Normal_20_Paragraph"><text:span text:style-name="Literal"><text:span text:style-name="T10">sms.userfield</text:span></text:span><text:span text:style-name="T10"> — The name of the field to use for the user name when conveying the message in the POST request. Allows for limited adaptation to other services, but may be left at the default.</text:span></text:p>
            <text:p text:style-name="Normal_20_Paragraph"><text:span text:style-name="Literal"><text:span text:style-name="T10">sms.passfield</text:span></text:span><text:span text:style-name="T10"> — The name of the field to use for the password when conveying the message in the POST request. Allows for limited adaptation to other services, but may be left at the default.</text:span></text:p>
            <text:p text:style-name="Normal_20_Paragraph"><text:span text:style-name="Literal"><text:span text:style-name="T10">sms.destfield</text:span></text:span><text:span text:style-name="T10"> — The name of the field to use for the destination phone number when conveying the message in the POST request. Allows for limited adaptation to other services, but may be left at the default.</text:span></text:p>
            <text:p text:style-name="Normal_20_Paragraph"><text:span text:style-name="Literal"><text:span text:style-name="T10">sms.msgfield</text:span></text:span><text:span text:style-name="T10"> — The name of the field to use for the message content when conveying the message in the POST request. Allows for limited adaptation to other services, but may be left at the default.</text:span></text:p>
          </table:table-cell>
        </table:table-row>
        <table:table-row table:style-name="Table2.1">
          <table:table-cell table:style-name="Table2.A7" office:value-type="string">
            <text:p text:style-name="P9">Twitter</text:p>
          </table:table-cell>
          <table:table-cell table:style-name="Table2.B7" office:value-type="string">
            <text:p text:style-name="Normal_20_Paragraph"><text:span text:style-name="Literal"><text:span text:style-name="T10">twitter:</text:span></text:span></text:p>
          </table:table-cell>
          <table:table-cell table:style-name="Table2.C7" office:value-type="string">
            <text:p text:style-name="Normal_20_Paragraph"><text:span text:style-name="Literal"><text:span text:style-name="T10">twitter.oauth.accessToken</text:span></text:span><text:span text:style-name="T10"> — The public part of the OAuth access token to use when authenticating a Taverna Server deployment to Twitter. </text:span><text:span text:style-name="T12">Must be set</text:span><text:span text:style-name="T10"> to enable this notification method. Note that users must take additional steps to allow the ability to set status messages; this is outside the scope of this document.</text:span></text:p>
            <text:p text:style-name="Normal_20_Paragraph"><text:span text:style-name="Literal"><text:span text:style-name="T10">twitter.oauth.accessTokenSecret</text:span></text:span><text:span text:style-name="T10"> — The private part of the OAuth access token to use when authenticating a Taverna Server deployment to Twitter. </text:span><text:span text:style-name="T12">Must be set</text:span><text:span text:style-name="T10"> to enable this notification method. Note that users must take additional steps to allow the ability to set status messages; this is outside the scope of this document.</text:span></text:p>
          </table:table-cell>
        </table:table-row>
      </table:table>
      <text:p text:style-name="Normal_20_Paragraph"/>
      <text:h text:style-name="Heading_20_3" text:outline-level="3"><text:soft-page-break/>User Accounts</text:h>
      <text:p text:style-name="Normal_20_Paragraph">Once you have deployed the server, you can use either JMX or the <text:span text:style-name="Literal">http://</text:span><text:span text:style-name="T13">«</text:span><text:span text:style-name="T7">SERVER:PORT</text:span><text:span text:style-name="T13">»</text:span><text:span text:style-name="Literal">/taverna-server/admin</text:span> interface to create and manage accounts. Only accounts with administrative permission can do such management. The initial set of users is loaded into the database from the <text:span text:style-name="Literal">WEB-INF/security/users.properties</text:span> file in the deployment package; see the comments in that file for a more complete description of its contents; the file is only used if the user database is empty.</text:p>
      <text:p text:style-name="Normal_20_Paragraph">By default, two enabled users are created. One is a normal user (<text:span text:style-name="Literal">taverna</text:span>, with password <text:span text:style-name="Literal">taverna</text:span>) and the other is an administrative user (<text:span text:style-name="Literal">admin</text:span>, password <text:span text:style-name="Literal">admin</text:span>). These defaults <text:span text:style-name="T14">should be changed</text:span> after installation, as they are not considered secure by default. More information about the mapping process is in the security summary document.</text:p>
      <text:h text:style-name="Heading_20_3" text:outline-level="3">Configuration of Impersonation</text:h>
      <text:p text:style-name="Normal_20_Paragraph">If it is desired to separate each user of Taverna Server from the others, it is <text:span text:style-name="T15">necessary</text:span> to configure impersonation of users. That is, the user account that is running the servlet container (Tomcat, etc.) must have permission somehow to execute code as other users. (If this is not desired, the service should be configured to use the simpler non-impersonating worker factory — see the <text:span text:style-name="Literal">backEndFactory</text:span> property above — or the fall-back user identity to use for impersonation should be set in the <text:span text:style-name="Literal">default.localusername</text:span> to the same identity as the user account used for running the server.)</text:p>
      <text:p text:style-name="Normal_20_Paragraph">This is done by either instructing the service what password is to be used with <text:span text:style-name="Literal">sudo</text:span> (typically the password for the account that is invoking the <text:span text:style-name="Literal">sudo</text:span> command) or by configuring <text:span text:style-name="Literal">sudo</text:span> itself so that the service account is more highly authorized than a normal account. The first style of impersonation, which requires that the service account have a password at all, is enabled by creating a file (in a suitably secured directory) that contains the password as its only content, and telling Taverna Server about it during deployment by giving the full pathname of the file in the <text:span text:style-name="Literal">secureForkPasswordFile</text:span> deployment parameter.</text:p>
      <text:p text:style-name="Normal_20_Paragraph">The second style of impersonation is done by leaving that parameter unset and instead adding some extra configuration to the system's <text:span text:style-name="Literal">/etc/sudoers</text:span> file, as seen below (typically set with the <text:span text:style-name="Literal">visudo</text:span> command). Note that conventionally the three parts of the configuration are in separate sections of the file, and that care should be taken during configuration as mistakes can result in a system that is broken. In the example below, we assume that the servlet container is running as the Unix user <text:span text:style-name="Literal">tavserv</text:span> and that local user accounts that may be targets for impersonation are all members of the <text:span text:style-name="Literal">taverna</text:span> UNIX group.</text:p>
      <text:p text:style-name="Literal_20_text"><text:span text:style-name="Comment"># Flags for the tavserv user (keep things quiet)</text:span></text:p>
      <text:p text:style-name="Literal_20_text">Defaults:tavserv <text:s text:c="2"/>!lecture, timestamp_timeout=0, passwd_tries=1</text:p>
      <text:p text:style-name="Literal_20_text"/>
      <text:p text:style-name="Literal_20_text"><text:span text:style-name="Comment"># Who can we impersonate? Manage via Unix group called 'taverna'</text:span></text:p>
      <text:p text:style-name="Literal_20_text">Runas_Alias <text:s text:c="7"/>TAV = %taverna</text:p>
      <text:p text:style-name="Literal_20_text"/>
      <text:p text:style-name="Literal_20_text"><text:soft-page-break/><text:span text:style-name="Comment"># The actual permission to impersonate, with permission to run<text:line-break/># anything</text:span></text:p>
      <text:p text:style-name="Literal_20_text">tavserv <text:s text:c="11"/>ALL=(TAV) NOPASSWD: ALL</text:p>
      <text:p text:style-name="Normal_20_Paragraph">Care should be taken as without a password specified and without permission to execute as another user, an attempt to create a workflow run will hang instead of failing.</text:p>
      <text:h text:style-name="Heading_20_3" text:outline-level="3">Security in Taverna 2 Server</text:h>
      <text:h text:style-name="Heading_20_4" text:outline-level="4">General</text:h>
      <text:p text:style-name="Normal_20_Paragraph">Taverna Server normally operates in a mode where it executes each user's workflow runs under a user-id that is specific to that user. This keeps the users from seeing each other’s workflow runs by back-door mechanisms, and makes it far easier to apply standard server resource accounting.</text:p>
      <text:p text:style-name="Normal_20_Paragraph">In order to do this, it needs to be able to run code (specifically, a Java program) as effectively arbitrary other users. On Unix (currently the only fully supported hosting platform) this is implemented through the use of <text:span text:style-name="Literal">sudo</text:span> with a special configuration, which allows the user hosting the Java container special access. Because of this, it is strongly <text:span text:style-name="T15">recommended</text:span> that other web applications be not run in the same container, or that if it is necessary to share webapps that way, the subprocess execution module be instructed where to find a password for use with the <text:span text:style-name="Literal">sudo</text:span> thunk.</text:p>
      <text:p text:style-name="Normal_20_Paragraph">It is <text:span text:style-name="T15">recommended</text:span> that Taverna Server always be operated in secure mode, with all connections normally being made via HTTPS. Given that this requires that the container be configured with an SSL certificate, it should be noted that a single-host certificate is available from many certificate authorities for extremely limited cost (even free in some cases). Please consult your container's documentation on how to install the SSL certificate and configure the container for HTTPS operation.</text:p>
      <text:p text:style-name="Normal_20_Paragraph">If JMX is used for the management interface (depends on the container) it is <text:span text:style-name="T15">recommended</text:span> that it be configured to only accept authenticated connections over SSL. There is also an <text:span text:style-name="Literal">http://</text:span><text:span text:style-name="T13">«</text:span><text:span text:style-name="T7">SERVER:PORT</text:span><text:span text:style-name="T13">»</text:span><text:span text:style-name="Literal">/taverna-server/admin</text:span> REST interface to the server, which allows access to the same capabilities; it is only accessible to users which have the <text:span text:style-name="Literal">ROLE_tavernasuperuser</text:span> authority granted to them. Not all parts of the configuration can be managed in this way though; some properties are sufficiently fundamental that they can only be set through the configuration of the deployment descriptor.</text:p>
      <text:h text:style-name="Heading_20_4" text:outline-level="4">Architecture</text:h>
      <text:p text:style-name="Normal_20_Paragraph">The communication between the back end workflow executor managers and the front-end webapp is done via RMI, which has been configured to not accept connections from off the local host or class definitions that it does not already know about.</text:p>
      <text:p text:style-name="Normal_20_Paragraph"><text:soft-page-break/><draw:custom-shape text:anchor-type="as-char" svg:y="0cm" draw:z-index="1" draw:style-name="gr1" draw:text-style-name="P21" svg:width="14.606cm" svg:height="2.107cm"><text:p text:style-name="Normal_20_Paragraph"><text:span text:style-name="T28">You </text:span><text:span text:style-name="T29">should</text:span><text:span text:style-name="T28"> configure your firewall to not permit incoming connections to port 1099 (the default RMI registry port). This is not critical though; if there is no existing RMI registry running on the machine, the version created will not allow connections from other than (the non-routable) local address, 127.0.0.1, by defaul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Normal_20_Paragraph">Authorisation of users is done through the use of Spring Security to assign them <text:span text:style-name="T13">on each connection</text:span> a set of security authorities. In particular, the key authorities are:</text:p>
      <text:list xml:id="list6083548698321368038" text:style-name="WWNum4">
        <text:list-item>
          <text:p text:style-name="P10"><text:span text:style-name="Literal">ROLE_tavernauser</text:span> — allows the user to access the main operational parts of the server.</text:p>
        </text:list-item>
        <text:list-item>
          <text:p text:style-name="P10"><text:span text:style-name="Literal">ROLE_tavernasuperuser</text:span><text:span text:style-name="T13"> </text:span>— allows the user to read and write all non-security characteristics of all workflows, and also grants access to the <text:span text:style-name="Literal">http://</text:span><text:span text:style-name="T13">«</text:span><text:span text:style-name="T7">SERVER:PORT</text:span><text:span text:style-name="T13">»</text:span><text:span text:style-name="Literal">/taverna-server/admin</text:span> pages.</text:p>
        </text:list-item>
        <text:list-item>
          <text:p text:style-name="P10"><text:span text:style-name="Literal">LOCALUSER_</text:span><text:span text:style-name="T13">*</text:span> (where the <text:span text:style-name="T13">*</text:span> is replaced with a local user name) — specifies what local user name the user should be executing workflows as; the prefix (<text:span text:style-name="Literal">LOCALUSER_</text:span>) is simply stripped and the remainder is used as a user name. If absent, the default user name (<text:span text:style-name="Literal">taverna</text:span> in the default configuration) will be used; two users mapped to the same user name will be able to see each others workflows if they can work out where the job working directories are located, but will not be able to see them inside Taverna Server itself (unless one user grants the other authority to do so, of course).</text:p>
        </text:list-item>
      </text:list>
      <text:p text:style-name="Normal_20_Paragraph">The default source of authorities is the file <text:span text:style-name="Literal">WEB-INF/security/users.properties</text:span> (relative to the directory which is the expanded webapp) that is used to populate the database if that is empty.</text:p>
      <text:h text:style-name="Heading_20_4" text:outline-level="4">Insecure Mode</text:h>
      <text:p text:style-name="Normal_20_Paragraph">The server can be switched into insecure mode by editing its <text:span text:style-name="Literal">WEB-INF/web.xml</text:span> file so that it pulls its Spring configuration from <text:span text:style-name="Literal">insecure.xml</text:span> instead of from <text:span text:style-name="Literal">secure.xml</text:span> (the default) via the <text:span text:style-name="Literal">contextConfigLocation</text:span> parameter. When editing <text:span text:style-name="Literal">WEB-INF/web.xml</text:span>, the webapp must be stopped and restarted for any changes to be noticed. This alternate configuration disabled URI rewriting, restricts the set of users to a single one (<text:span text:style-name="Literal">taverna</text:span> with a password <text:span text:style-name="Literal">taverna</text:span>) and arranges for execution of workflow runs to be done in the same local userid as is running the host servlet container (Tomcat, etc.)</text:p>
      <text:p text:style-name="Normal_20_Paragraph">If you are using this, it is <text:span text:style-name="T13">strongly</text:span> <text:span text:style-name="T14">recommended</text:span> that you place the server behind a strong firewall and portal, and only permit vetted workflows to be used.</text:p>
      <text:h text:style-name="Heading_20_4" text:outline-level="4"><text:bookmark-start text:name="_Ref180479217"/>Part-Secure Mode<text:bookmark-end text:name="_Ref180479217"/></text:h>
      <text:p text:style-name="Normal_20_Paragraph">There is a partially-secured configuration as well. This enables the forced use of HTTPS, but disables the use of user separation by the back-end engine, giving an intermediate level of security suitable for the case where the network is <text:span text:style-name="T13">not</text:span> trusted but the permitted users <text:span text:style-name="T13">are</text:span> trusted. You may enable this mode by using <text:span text:style-name="Literal">partsecure.xml</text:span> as the value of the <text:span text:style-name="Literal">contextConfigLocation</text:span> parameter in <text:span text:style-name="Literal">WEB-INF/web.xml</text:span> after installation (the webapp must be stopped while you make this change). Note that because HTTPS is being used, you will still need to configure the servlet container with an SSL keypair for this to work.</text:p>
      <text:h text:style-name="P3" text:outline-level="2"><text:soft-page-break/>Managing the Server</text:h>
      <text:p text:style-name="Normal_20_Paragraph">The server is designed to support JMX for management. This allows the use of tools such as <text:span text:style-name="Literal">jconsole</text:span> or <text:span text:style-name="Literal">jvisualvm</text:span> (with appropriate plugin) to connect to the server so that they can view, chart, and manipulate properties of the server. The exact list of properties is liable to change, but is as follows in this release:</text:p>
      <text:h text:style-name="Heading_20_3" text:outline-level="3">Component: Taverna/Server/Webapp</text:h>
      <text:p text:style-name="Normal_20_Paragraph">This is the component that interfaces with the external world.</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roperty</text:p>
            </table:table-cell>
            <table:table-cell table:style-name="Table3.B1" office:value-type="string">
              <text:p text:style-name="P2">Type</text:p>
            </table:table-cell>
            <table:table-cell table:style-name="Table3.C1" office:value-type="string">
              <text:p text:style-name="P2">Description</text:p>
            </table:table-cell>
          </table:table-row>
        </table:table-header-rows>
        <table:table-row table:style-name="Table3.1">
          <table:table-cell table:style-name="Table3.A2" office:value-type="string">
            <text:p text:style-name="Standard"><text:span text:style-name="Literal"><text:span text:style-name="T21">AllowNewWorkflowRuns</text:span></text:span></text:p>
          </table:table-cell>
          <table:table-cell table:style-name="Table3.B2" office:value-type="string">
            <text:p text:style-name="P14">Writable</text:p>
          </table:table-cell>
          <table:table-cell table:style-name="Table3.C2" office:value-type="string">
            <text:p text:style-name="P15">Whether to permit any new workflow runs to be created; has no effect on existing runs.</text:p>
          </table:table-cell>
        </table:table-row>
        <table:table-row table:style-name="Table3.1">
          <table:table-cell table:style-name="Table3.A3" office:value-type="string">
            <text:p text:style-name="Standard"><text:span text:style-name="Literal"><text:span text:style-name="T21">CurrentRunCount</text:span></text:span></text:p>
          </table:table-cell>
          <table:table-cell table:style-name="Table3.B3" office:value-type="string">
            <text:p text:style-name="P14">Read-Only</text:p>
          </table:table-cell>
          <table:table-cell table:style-name="Table3.C3" office:value-type="string">
            <text:p text:style-name="P15">Count of currently existing runs.</text:p>
          </table:table-cell>
        </table:table-row>
        <table:table-row table:style-name="Table3.1">
          <table:table-cell table:style-name="Table3.A4" office:value-type="string">
            <text:p text:style-name="Standard"><text:span text:style-name="Literal"><text:span text:style-name="T21">InvocationCount</text:span></text:span></text:p>
          </table:table-cell>
          <table:table-cell table:style-name="Table3.B4" office:value-type="string">
            <text:p text:style-name="P14">Read-Only</text:p>
          </table:table-cell>
          <table:table-cell table:style-name="Table3.C4" office:value-type="string">
            <text:p text:style-name="P15">Count of SOAP and REST calls made to the Webapp.</text:p>
          </table:table-cell>
        </table:table-row>
        <table:table-row table:style-name="Table3.1">
          <table:table-cell table:style-name="Table3.A5" office:value-type="string">
            <text:p text:style-name="Standard"><text:span text:style-name="Literal"><text:span text:style-name="T21">LogIncomingWorkflows</text:span></text:span></text:p>
          </table:table-cell>
          <table:table-cell table:style-name="Table3.B5" office:value-type="string">
            <text:p text:style-name="P14">Writable</text:p>
          </table:table-cell>
          <table:table-cell table:style-name="Table3.C5" office:value-type="string">
            <text:p text:style-name="P15">Whether to put submitted workflows in the log.</text:p>
          </table:table-cell>
        </table:table-row>
        <table:table-row table:style-name="Table3.1">
          <table:table-cell table:style-name="Table3.A6" office:value-type="string">
            <text:p text:style-name="Standard"><text:span text:style-name="Literal"><text:span text:style-name="T21">LogOutgoingExceptions</text:span></text:span></text:p>
          </table:table-cell>
          <table:table-cell table:style-name="Table3.B6" office:value-type="string">
            <text:p text:style-name="P14">Writable</text:p>
          </table:table-cell>
          <table:table-cell table:style-name="Table3.C6" office:value-type="string">
            <text:p text:style-name="P15">Whether outgoing exceptions should be extensively logged.</text:p>
          </table:table-cell>
        </table:table-row>
      </table:table>
      <text:h text:style-name="Heading_20_3" text:outline-level="3">Component: Taverna/Server/RunFactory</text:h>
      <text:p text:style-name="Normal_20_Paragraph">This component is responsible for manufacturing workflow runs and maintaining connections to existing runs. Note that the writable properties typically have sensible values by default.</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2">Property</text:p>
            </table:table-cell>
            <table:table-cell table:style-name="Table4.B1" office:value-type="string">
              <text:p text:style-name="P2">Type</text:p>
            </table:table-cell>
            <table:table-cell table:style-name="Table4.C1" office:value-type="string">
              <text:p text:style-name="P2">Description</text:p>
            </table:table-cell>
          </table:table-row>
        </table:table-header-rows>
        <table:table-row table:style-name="Table4.1">
          <table:table-cell table:style-name="Table4.A2" office:value-type="string">
            <text:p text:style-name="Standard"><text:span text:style-name="Literal"><text:span text:style-name="T21">CurrentRunNames</text:span></text:span></text:p>
          </table:table-cell>
          <table:table-cell table:style-name="Table4.B2" office:value-type="string">
            <text:p text:style-name="P14">Read-Only</text:p>
          </table:table-cell>
          <table:table-cell table:style-name="Table4.C2" office:value-type="string">
            <text:p text:style-name="P15">The names of the currently existing runs.</text:p>
          </table:table-cell>
        </table:table-row>
        <table:table-row table:style-name="Table4.1">
          <table:table-cell table:style-name="Table4.A3" office:value-type="string">
            <text:p text:style-name="Standard"><text:span text:style-name="Literal"><text:span text:style-name="T21">DefaultLifetime</text:span></text:span></text:p>
          </table:table-cell>
          <table:table-cell table:style-name="Table4.B3" office:value-type="string">
            <text:p text:style-name="P14">Writable</text:p>
          </table:table-cell>
          <table:table-cell table:style-name="Table4.C3" office:value-type="string">
            <text:p text:style-name="P15">How many minutes should a workflow live by default?</text:p>
          </table:table-cell>
        </table:table-row>
        <table:table-row table:style-name="Table4.1">
          <table:table-cell table:style-name="Table4.A4" office:value-type="string">
            <text:p text:style-name="Standard"><text:span text:style-name="Literal"><text:span text:style-name="T21">ExecuteWorkflowScript</text:span></text:span></text:p>
          </table:table-cell>
          <table:table-cell table:style-name="Table4.B4" office:value-type="string">
            <text:p text:style-name="P14">Writable</text:p>
          </table:table-cell>
          <table:table-cell table:style-name="Table4.C4" office:value-type="string">
            <text:p text:style-name="Standard"><text:span text:style-name="T11">The full pathname of the script to run to start running a workflow. Must be </text:span><text:span text:style-name="T8">readable</text:span><text:span text:style-name="T11"> by any user of the system.</text:span></text:p>
          </table:table-cell>
        </table:table-row>
        <table:table-row table:style-name="Table4.1">
          <table:table-cell table:style-name="Table4.A5" office:value-type="string">
            <text:p text:style-name="Standard"><text:span text:style-name="Literal"><text:span text:style-name="T21">ExtraArguments</text:span></text:span></text:p>
          </table:table-cell>
          <table:table-cell table:style-name="Table4.B5" office:value-type="string">
            <text:p text:style-name="P14">Writable</text:p>
          </table:table-cell>
          <table:table-cell table:style-name="Table4.C5" office:value-type="string">
            <text:p text:style-name="P15">The list of additional arguments used to make a worker process.</text:p>
          </table:table-cell>
        </table:table-row>
        <table:table-row table:style-name="Table4.1">
          <table:table-cell table:style-name="Table4.A6" office:value-type="string">
            <text:p text:style-name="Standard"><text:span text:style-name="Literal"><text:span text:style-name="T21">FactoryProcessMapping</text:span></text:span></text:p>
          </table:table-cell>
          <table:table-cell table:style-name="Table4.B6" office:value-type="string">
            <text:p text:style-name="P14">Read-Only</text:p>
          </table:table-cell>
          <table:table-cell table:style-name="Table4.C6" office:value-type="string">
            <text:p text:style-name="P15">The mapping of user names to RMI factory IDs.</text:p>
          </table:table-cell>
        </table:table-row>
        <table:table-row table:style-name="Table4.1">
          <table:table-cell table:style-name="Table4.A7" office:value-type="string">
            <text:p text:style-name="Standard"><text:span text:style-name="Literal"><text:span text:style-name="T21">JavaBinary</text:span></text:span></text:p>
          </table:table-cell>
          <table:table-cell table:style-name="Table4.B7" office:value-type="string">
            <text:p text:style-name="P14">Writable</text:p>
          </table:table-cell>
          <table:table-cell table:style-name="Table4.C7" office:value-type="string">
            <text:p text:style-name="P15">The full pathname of the Java executable to run.</text:p>
          </table:table-cell>
        </table:table-row>
        <table:table-row table:style-name="Table4.1">
          <table:table-cell table:style-name="Table4.A8" office:value-type="string">
            <text:p text:style-name="Standard"><text:span text:style-name="Literal"><text:span text:style-name="T21">LastExitCode</text:span></text:span></text:p>
          </table:table-cell>
          <table:table-cell table:style-name="Table4.B8" office:value-type="string">
            <text:p text:style-name="P14">Read-Only</text:p>
          </table:table-cell>
          <table:table-cell table:style-name="Table4.C8" office:value-type="string">
            <text:p text:style-name="P15">What was the exit code from the last time the factory subprocess was killed?</text:p>
          </table:table-cell>
        </table:table-row>
        <table:table-row table:style-name="Table4.1">
          <table:table-cell table:style-name="Table4.A9" office:value-type="string">
            <text:p text:style-name="Standard"><text:span text:style-name="Literal"><text:span text:style-name="T21">LastStartupCheckCount</text:span></text:span></text:p>
          </table:table-cell>
          <table:table-cell table:style-name="Table4.B9" office:value-type="string">
            <text:p text:style-name="P14">Read-Only</text:p>
          </table:table-cell>
          <table:table-cell table:style-name="Table4.C9" office:value-type="string">
            <text:p text:style-name="P15">How many checks were done for the worker process the last time a spawn was tried. (Larger values indicate problems with system loading.)</text:p>
          </table:table-cell>
        </table:table-row>
        <table:table-row table:style-name="Table4.1">
          <table:table-cell table:style-name="Table4.A10" office:value-type="string">
            <text:p text:style-name="Standard"><text:span text:style-name="Literal"><text:span text:style-name="T21">MaxRuns</text:span></text:span></text:p>
          </table:table-cell>
          <table:table-cell table:style-name="Table4.B10" office:value-type="string">
            <text:p text:style-name="P14">Writable</text:p>
          </table:table-cell>
          <table:table-cell table:style-name="Table4.C10" office:value-type="string">
            <text:p text:style-name="P15">The maximum number of simultaneous runs supported by the server. Note that this includes runs that have finished executing but have not yet been deleted.</text:p>
          </table:table-cell>
        </table:table-row>
        <table:table-row table:style-name="Table4.1">
          <table:table-cell table:style-name="Table4.A11" office:value-type="string">
            <text:p text:style-name="Standard"><text:span text:style-name="Literal"><text:span text:style-name="T21">OperatingLimit</text:span></text:span></text:p>
          </table:table-cell>
          <table:table-cell table:style-name="Table4.B11" office:value-type="string">
            <text:p text:style-name="P14">Writable</text:p>
          </table:table-cell>
          <table:table-cell table:style-name="Table4.C11" office:value-type="string">
            <text:p text:style-name="Standard"><text:span text:style-name="T11">The maximum number of simultaneous operating runs supported by the server. This is only the runs that are in the </text:span><text:span text:style-name="T8">Operating</text:span><text:span text:style-name="T11"> state.</text:span></text:p>
          </table:table-cell>
        </table:table-row>
        <text:soft-page-break/>
        <table:table-row table:style-name="Table4.1">
          <table:table-cell table:style-name="Table4.A12" office:value-type="string">
            <text:p text:style-name="Standard"><text:span text:style-name="Literal"><text:span text:style-name="T21">PasswordFile</text:span></text:span></text:p>
          </table:table-cell>
          <table:table-cell table:style-name="Table4.B12" office:value-type="string">
            <text:p text:style-name="P14">Writable</text:p>
          </table:table-cell>
          <table:table-cell table:style-name="Table4.C12" office:value-type="string">
            <text:p text:style-name="Standard"><text:span text:style-name="T11">The full pathname of a file containing a password to use when running a program as another user (e.g., with </text:span><text:span text:style-name="Literal"><text:span text:style-name="T11">sudo</text:span></text:span><text:span text:style-name="T11">).</text:span></text:p>
          </table:table-cell>
        </table:table-row>
        <table:table-row table:style-name="Table4.1">
          <table:table-cell table:style-name="Table4.A13" office:value-type="string">
            <text:p text:style-name="Standard"><text:span text:style-name="Literal"><text:span text:style-name="T21">RegistryHost</text:span></text:span></text:p>
          </table:table-cell>
          <table:table-cell table:style-name="Table4.B13" office:value-type="string">
            <text:p text:style-name="P14">Writable</text:p>
          </table:table-cell>
          <table:table-cell table:style-name="Table4.C13" office:value-type="string">
            <text:p text:style-name="P15">The host holding the RMI registry to communicate via.</text:p>
          </table:table-cell>
        </table:table-row>
        <table:table-row table:style-name="Table4.1">
          <table:table-cell table:style-name="Table4.A14" office:value-type="string">
            <text:p text:style-name="Standard"><text:span text:style-name="Literal"><text:span text:style-name="T21">RegistryPort</text:span></text:span></text:p>
          </table:table-cell>
          <table:table-cell table:style-name="Table4.B14" office:value-type="string">
            <text:p text:style-name="P14">Writable</text:p>
          </table:table-cell>
          <table:table-cell table:style-name="Table4.C14" office:value-type="string">
            <text:p text:style-name="P15">The port number of the RMI registry. Should not normally be set.</text:p>
          </table:table-cell>
        </table:table-row>
        <table:table-row table:style-name="Table4.1">
          <table:table-cell table:style-name="Table4.A15" office:value-type="string">
            <text:p text:style-name="Standard"><text:span text:style-name="Literal"><text:span text:style-name="T21">ServerForkerJar</text:span></text:span></text:p>
          </table:table-cell>
          <table:table-cell table:style-name="Table4.B15" office:value-type="string">
            <text:p text:style-name="P14">Writable</text:p>
          </table:table-cell>
          <table:table-cell table:style-name="Table4.C15" office:value-type="string">
            <text:p text:style-name="P15">The full pathname of the JAR implementing the secure-fork process.</text:p>
          </table:table-cell>
        </table:table-row>
        <table:table-row table:style-name="Table4.1">
          <table:table-cell table:style-name="Table4.A16" office:value-type="string">
            <text:p text:style-name="Standard"><text:span text:style-name="Literal"><text:span text:style-name="T21">ServerWorkerJar</text:span></text:span></text:p>
          </table:table-cell>
          <table:table-cell table:style-name="Table4.B16" office:value-type="string">
            <text:p text:style-name="P14">Writable</text:p>
          </table:table-cell>
          <table:table-cell table:style-name="Table4.C16" office:value-type="string">
            <text:p text:style-name="P15">The full pathname of the JAR implementing the server worker processes.</text:p>
          </table:table-cell>
        </table:table-row>
        <table:table-row table:style-name="Table4.1">
          <table:table-cell table:style-name="Table4.A17" office:value-type="string">
            <text:p text:style-name="Standard"><text:span text:style-name="Literal"><text:span text:style-name="T21">SleepTime</text:span></text:span></text:p>
          </table:table-cell>
          <table:table-cell table:style-name="Table4.B17" office:value-type="string">
            <text:p text:style-name="P14">Writable</text:p>
          </table:table-cell>
          <table:table-cell table:style-name="Table4.C17" office:value-type="string">
            <text:p text:style-name="P15">How many milliseconds to wait between checks to see if a worker process has registered.</text:p>
          </table:table-cell>
        </table:table-row>
        <table:table-row table:style-name="Table4.1">
          <table:table-cell table:style-name="Table4.A18" office:value-type="string">
            <text:p text:style-name="Standard"><text:span text:style-name="Literal"><text:span text:style-name="T21">TotalRuns</text:span></text:span></text:p>
          </table:table-cell>
          <table:table-cell table:style-name="Table4.B18" office:value-type="string">
            <text:p text:style-name="P14">Read-Only</text:p>
          </table:table-cell>
          <table:table-cell table:style-name="Table4.C18" office:value-type="string">
            <text:p text:style-name="P15">How many times has a workflow run been spawned by this engine.</text:p>
          </table:table-cell>
        </table:table-row>
        <table:table-row table:style-name="Table4.1">
          <table:table-cell table:style-name="Table4.A19" office:value-type="string">
            <text:p text:style-name="Standard"><text:span text:style-name="Literal"><text:span text:style-name="T21">WaitSeconds</text:span></text:span></text:p>
          </table:table-cell>
          <table:table-cell table:style-name="Table4.B19" office:value-type="string">
            <text:p text:style-name="P14">Writable</text:p>
          </table:table-cell>
          <table:table-cell table:style-name="Table4.C19" office:value-type="string">
            <text:p text:style-name="P15">How many seconds to wait for a worker process to register itself before causing the creation operation to fail.</text:p>
          </table:table-cell>
        </table:table-row>
      </table:table>
      <text:h text:style-name="Heading_20_3" text:outline-level="3">Component: Taverna/Server/Users</text:h>
      <text:p text:style-name="Normal_20_Paragraph">This is an interface for adding, deleting and otherwise managing user accounts on the server. It does not manage the underlying system accounts, but does allow control over the mapping of users to those accounts. Note that newly created accounts are disabled by default. More information about the mapping process is in the security summary documen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Property</text:p>
          </table:table-cell>
          <table:table-cell table:style-name="Table5.B1" office:value-type="string">
            <text:p text:style-name="P2">Type</text:p>
          </table:table-cell>
          <table:table-cell table:style-name="Table5.C1" office:value-type="string">
            <text:p text:style-name="P2">Description</text:p>
          </table:table-cell>
        </table:table-row>
        <table:table-row table:style-name="Table5.1">
          <table:table-cell table:style-name="Table5.A2" office:value-type="string">
            <text:p text:style-name="Standard"><text:span text:style-name="Literal"><text:span text:style-name="T21">UserNames</text:span></text:span></text:p>
          </table:table-cell>
          <table:table-cell table:style-name="Table5.B2" office:value-type="string">
            <text:p text:style-name="P14">Read-Only</text:p>
          </table:table-cell>
          <table:table-cell table:style-name="Table5.C2" office:value-type="string">
            <text:p text:style-name="P15">The list of server accounts known about.</text:p>
          </table:table-cell>
        </table:table-row>
      </table:table>
      <text:p text:style-name="Normal_20_Paragraph"/>
      <table:table table:name="Table6" table:style-name="Table6">
        <table:table-column table:style-name="Table6.A"/>
        <table:table-column table:style-name="Table6.B"/>
        <table:table-row table:style-name="Table6.1">
          <table:table-cell table:style-name="Table6.A1" office:value-type="string">
            <text:p text:style-name="P2">Operation</text:p>
          </table:table-cell>
          <table:table-cell table:style-name="Table6.B1" office:value-type="string">
            <text:p text:style-name="P2">Description</text:p>
          </table:table-cell>
        </table:table-row>
        <table:table-row table:style-name="Table6.1">
          <table:table-cell table:style-name="Table6.A2" office:value-type="string">
            <text:p text:style-name="Standard"><text:span text:style-name="Literal"><text:span text:style-name="T22">addUser</text:span></text:span><text:span text:style-name="T22">(</text:span><text:span text:style-name="T20">nm,pw,cpl</text:span><text:span text:style-name="T22">)</text:span></text:p>
          </table:table-cell>
          <table:table-cell table:style-name="Table6.B2" office:value-type="string">
            <text:p text:style-name="Standard"><text:span text:style-name="T11">Adds the user called </text:span><text:span text:style-name="T8">nm</text:span><text:span text:style-name="T11"> to the database, with password </text:span><text:span text:style-name="T8">pw</text:span><text:span text:style-name="T11">. If </text:span><text:span text:style-name="T8">cpl</text:span><text:span text:style-name="T11"> is true, set the local user account to be the same as the user name, otherwise use a default set at system configuration time. The user will be a non-admin and disabled by default.</text:span></text:p>
          </table:table-cell>
        </table:table-row>
        <table:table-row table:style-name="Table6.1">
          <table:table-cell table:style-name="Table6.A3" office:value-type="string">
            <text:p text:style-name="Standard"><text:span text:style-name="Literal"><text:span text:style-name="T22">deleteUser</text:span></text:span><text:span text:style-name="T22">(</text:span><text:span text:style-name="T20">nm</text:span><text:span text:style-name="T22">)</text:span></text:p>
          </table:table-cell>
          <table:table-cell table:style-name="Table6.B3" office:value-type="string">
            <text:p text:style-name="Standard"><text:span text:style-name="T11">Remove the user called </text:span><text:span text:style-name="T8">nm</text:span><text:span text:style-name="T11"> from the database.</text:span></text:p>
          </table:table-cell>
        </table:table-row>
        <table:table-row table:style-name="Table6.1">
          <table:table-cell table:style-name="Table6.A4" office:value-type="string">
            <text:p text:style-name="Standard"><text:span text:style-name="Literal"><text:span text:style-name="T22">getUserInfo</text:span></text:span><text:span text:style-name="T22">(</text:span><text:span text:style-name="T20">nm</text:span><text:span text:style-name="T22">)</text:span></text:p>
          </table:table-cell>
          <table:table-cell table:style-name="Table6.B4" office:value-type="string">
            <text:p text:style-name="Standard"><text:span text:style-name="T11">Get a description of the user called </text:span><text:span text:style-name="T8">nm</text:span><text:span text:style-name="T11"> from the database.</text:span></text:p>
          </table:table-cell>
        </table:table-row>
        <table:table-row table:style-name="Table6.1">
          <table:table-cell table:style-name="Table6.A5" office:value-type="string">
            <text:p text:style-name="Standard"><text:span text:style-name="Literal"><text:span text:style-name="T22">setUserAdmin</text:span></text:span><text:span text:style-name="T22">(</text:span><text:span text:style-name="T20">nm,ad</text:span><text:span text:style-name="T22">)</text:span></text:p>
          </table:table-cell>
          <table:table-cell table:style-name="Table6.B5" office:value-type="string">
            <text:p text:style-name="Standard"><text:span text:style-name="T11">Set whether the user called </text:span><text:span text:style-name="T8">nm</text:span><text:span text:style-name="T11"> is an admin or not (according to the boolean, </text:span><text:span text:style-name="T8">ad</text:span><text:span text:style-name="T11">).</text:span></text:p>
          </table:table-cell>
        </table:table-row>
        <table:table-row table:style-name="Table6.1">
          <table:table-cell table:style-name="Table6.A6" office:value-type="string">
            <text:p text:style-name="Standard"><text:span text:style-name="Literal"><text:span text:style-name="T23">setUserEnabled</text:span></text:span><text:span text:style-name="T22">(</text:span><text:span text:style-name="T20">nm,en</text:span><text:span text:style-name="T22">)</text:span></text:p>
          </table:table-cell>
          <table:table-cell table:style-name="Table6.B6" office:value-type="string">
            <text:p text:style-name="Standard"><text:span text:style-name="T11">Set whether the user called </text:span><text:span text:style-name="T8">nm</text:span><text:span text:style-name="T11"> is an admin or not (according to the boolean, </text:span><text:span text:style-name="T8">en</text:span><text:span text:style-name="T11">).</text:span></text:p>
          </table:table-cell>
        </table:table-row>
        <table:table-row table:style-name="Table6.1">
          <table:table-cell table:style-name="Table6.A7" office:value-type="string">
            <text:p text:style-name="Standard"><text:span text:style-name="Literal"><text:span text:style-name="T23">setUserLocalUser</text:span></text:span><text:span text:style-name="T22">(</text:span><text:span text:style-name="T20">nm,lu</text:span><text:span text:style-name="T22">)</text:span></text:p>
          </table:table-cell>
          <table:table-cell table:style-name="Table6.B7" office:value-type="string">
            <text:p text:style-name="Standard"><text:span text:style-name="T11">Set what the user called </text:span><text:span text:style-name="T8">nm</text:span><text:span text:style-name="T11"> will be mapped to as a local user to </text:span><text:span text:style-name="T8">lu</text:span><text:span text:style-name="T11"> (which must be the name of an account understood by the local system).</text:span></text:p>
          </table:table-cell>
        </table:table-row>
        <table:table-row table:style-name="Table6.1">
          <table:table-cell table:style-name="Table6.A8" office:value-type="string">
            <text:p text:style-name="Standard"><text:span text:style-name="Literal"><text:span text:style-name="T23">setUserPassword</text:span></text:span><text:span text:style-name="T22">(</text:span><text:span text:style-name="T20">nm,pw</text:span><text:span text:style-name="T22">)</text:span></text:p>
          </table:table-cell>
          <table:table-cell table:style-name="Table6.B8" office:value-type="string">
            <text:p text:style-name="Standard"><text:span text:style-name="T11">Set the password for the user </text:span><text:span text:style-name="T8">nm</text:span><text:span text:style-name="T11"> to be </text:span><text:span text:style-name="T8">pw</text:span><text:span text:style-name="T11">. This implementation stores the value directly in the database.</text:span></text:p>
          </table:table-cell>
        </table:table-row>
      </table:table>
      <text:p text:style-name="Standard"/>
      <text:p text:style-name="Normal_20_Paragraph"><text:soft-page-break/>The server also supports a RESTful administration interface on its <text:span text:style-name="Literal">http://</text:span><text:span text:style-name="T13">«</text:span><text:span text:style-name="T7">SERVER:PORT</text:span><text:span text:style-name="T13">»</text:span><text:span text:style-name="Literal">/taverna-server/admin</text:span> resource (a sibling to the main RESTful <text:span text:style-name="Literal">http://</text:span><text:span text:style-name="T13">«</text:span><text:span text:style-name="T7">SERVER:PORT</text:span><text:span text:style-name="T13">»</text:span><text:span text:style-name="Literal">/taverna-server/rest</text:span> resource and the Atom feed on <text:span text:style-name="Literal">http://</text:span><text:span text:style-name="T13">«</text:span><text:span text:style-name="T7">SERVER:PORT</text:span><text:span text:style-name="T13">»</text:span><text:span text:style-name="Literal">/taverna-server/feed</text:span>). This interface is only available to users who authenticate with admin permissions. Currently, there is no rendering of the interface in a form that is suitable for use from a normal web browser; this is expected to change in future ver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ndale Mono" svg:font-family="'Andale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Times" fo:font-family="Times" style:font-family-generic="roman" style:font-pitch="variable"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break-before="page" fo:keep-with-next="always"/>
      <style:text-properties fo:color="#345a8a" style:font-name="Helvetica" fo:font-family="Helvetic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Helvetica" fo:font-family="Helvetica"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Helvetica" fo:font-family="Helvetic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Helvetica" fo:font-family="Helvetic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teral_20_text" style:display-name="Literal text" style:family="paragraph" style:parent-style-name="Standard" style:default-outline-level="">
      <loext:graphic-properties draw:fill="solid" draw:fill-color="#f3f3f3"/>
      <style:paragraph-properties fo:margin-top="0.212cm" fo:margin-bottom="0.212cm" loext:contextual-spacing="true" fo:background-color="#f3f3f3" fo:padding-left="0cm" fo:padding-right="0cm" fo:padding-top="0.035cm" fo:padding-bottom="0.035cm" fo:border-left="none" fo:border-right="none" fo:border-top="0.51pt solid #00000a" fo:border-bottom="0.51pt solid #00000a"/>
      <style:text-properties style:font-name="Courier" fo:font-family="Courier" style:font-family-generic="roman" style:font-pitch="variable" fo:font-size="10pt" style:font-size-asian="10pt" style:font-size-complex="11pt"/>
    </style:style>
    <style:style style:name="Normal_20_Paragraph" style:display-name="Normal Paragraph" style:family="paragraph" style:parent-style-name="Standard" style:default-outline-level="">
      <style:paragraph-properties fo:margin-top="0.212cm" fo:margin-bottom="0.212cm" loext:contextual-spacing="false" fo:text-align="justify" style:justify-single-word="false"/>
      <style:text-properties fo:language="en" fo:country="GB"/>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Head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ootnote_20_text" style:display-name="footnote text" style:family="paragraph" style:parent-style-name="Standard" style:default-outline-level=""/>
    <style:style style:name="Frame_20_contents" style:display-name="Frame contents" style:family="paragraph" style:parent-style-name="Standard" style:class="extra"/>
    <style:style style:name="Footnote" style:family="paragraph" style:parent-style-name="Standard" style:class="extra"/>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Helvetica" fo:font-family="Helvetic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Helvetica" fo:font-family="Helvetica"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4f81bd" style:font-name="Helvetica" fo:font-family="Helvetica"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4_20_Char" style:display-name="Heading 4 Char" style:family="text" style:parent-style-name="Default_20_Paragraph_20_Font">
      <style:text-properties fo:color="#4f81bd" style:font-name="Helvetica" fo:font-family="Helvetica"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 style:family="text" style:parent-style-name="Default_20_Paragraph_20_Font">
      <style:text-properties fo:color="#e36c0a" fo:font-style="italic" style:font-style-asian="italic"/>
    </style:style>
    <style:style style:name="XML_20_Element" style:display-name="XML Element" style:family="text" style:parent-style-name="Default_20_Paragraph_20_Font">
      <style:text-properties fo:color="#0000ff" fo:font-weight="normal" style:font-weight-asian="normal"/>
    </style:style>
    <style:style style:name="XML_20_Attribute" style:display-name="XML Attribute" style:family="text" style:parent-style-name="Default_20_Paragraph_20_Font">
      <style:text-properties fo:color="#008000"/>
    </style:style>
    <style:style style:name="XML_20_Attribute_20_Content" style:display-name="XML Attribute Content" style:family="text" style:parent-style-name="Default_20_Paragraph_20_Font">
      <style:text-properties fo:color="#7f7f7f"/>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teral" style:family="text" style:parent-style-name="Default_20_Paragraph_20_Font">
      <style:text-properties style:font-name="Courier" fo:font-family="Courier" style:font-family-generic="roman" style:font-pitch="variable" fo:language="en" fo:country="GB"/>
    </style:style>
    <style:style style:name="Strong" style:family="text" style:parent-style-name="Default_20_Paragraph_20_Fon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62cm" style:type="center"/>
          <style:tab-stop style:position="14.702cm" style:type="right"/>
          <style:tab-stop style:position="15.24cm" style:type="right"/>
        </style:tab-stops>
      </style:paragraph-properties>
    </style:style>
    <style:style style:name="MP2" style:family="paragraph" style:parent-style-name="Preformatted_20_Text">
      <style:paragraph-properties fo:margin-top="0cm" fo:margin-bottom="0.499cm" loext:contextual-spacing="false"/>
      <style:text-properties officeooo:paragraph-rsid="0020ab2b"/>
    </style:style>
    <style:style style:name="MT1" style:family="text">
      <style:text-properties fo:color="#1f497d" style:font-name="Calibri" fo:font-size="10pt" fo:font-style="italic" fo:font-weight="bold" officeooo:rsid="001f1a34" style:font-size-asian="10pt" style:font-style-asian="italic" style:font-weight-asian="bold" style:font-size-complex="10pt" style:font-weight-complex="bold"/>
    </style:style>
    <style:style style:name="MT2" style:family="text">
      <style:text-properties fo:color="#1f497d" style:font-name="Calibri" fo:font-size="10pt" fo:font-style="italic" fo:font-weight="bold" style:font-size-asian="10pt" style:font-style-asian="italic" style:font-weight-asian="bold" style:font-size-complex="10pt" style:font-weight-complex="bold"/>
    </style:style>
    <style:style style:name="MT3" style:family="text">
      <style:text-properties fo:color="#1f497d" style:font-name="Calibri" fo:font-size="10pt" fo:font-style="italic" fo:font-weight="bold" style:font-size-asian="10pt" style:font-style-asian="italic" style:font-weight-asian="bold" style:font-size-complex="10pt"/>
    </style:style>
    <style:style style:name="MT4" style:family="text">
      <style:text-properties fo:color="#1f497d" style:font-name="Calibri" fo:font-size="8pt" fo:font-style="italic" officeooo:rsid="001f1a34" style:font-size-asian="8pt" style:font-style-asian="italic" style:font-size-complex="8pt"/>
    </style:style>
    <style:style style:name="MT5" style:family="text">
      <style:text-properties fo:color="#1f497d" style:font-name="Calibri" fo:font-size="8pt" fo:font-style="italic" style:font-size-asian="8pt" style:font-style-asian="italic" style:font-size-complex="8pt"/>
    </style:style>
    <style:style style:name="MT6" style:family="text">
      <style:text-properties fo:color="#0000ff" style:font-name="Calibri" fo:font-size="8pt" fo:font-style="italic" officeooo:rsid="0020ab2b" style:font-size-asian="8pt" style:font-style-asian="italic" style:font-size-complex="8pt"/>
    </style:style>
    <style:style style:name="MT7" style:family="text">
      <style:text-properties fo:color="#1f497d" style:font-name="Calibri" fo:font-size="8pt" fo:font-style="italic" officeooo:rsid="0020ab2b" style:font-size-asian="8pt" style:font-style-asian="italic" style:font-size-complex="8pt"/>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ache </text:span><text:span text:style-name="MT2">Taverna Server: Installation and Administration Guide</text:span><text:span text:style-name="MT3"><text:tab/>Page </text:span><text:span text:style-name="MT3"><text:page-number text:select-page="current">15</text:page-number></text:span><text:span text:style-name="MT3"> of </text:span><text:span text:style-name="MT3"><text:page-count>15</text:page-count></text:span></text:p>
        <text:p text:style-name="MP2"><text:span text:style-name="MT4">L</text:span><text:span text:style-name="MT5">icensed to the Apache Software Foundation (ASF) under one or more contributor license agreements; and to You under the Apache License, Version 2.0. </text:span><text:a xlink:type="simple" xlink:href="https://www.apache.org/licenses/LICENSE-2.0" text:style-name="Internet_20_link" text:visited-style-name="Visited_20_Internet_20_Link"><text:span text:style-name="MT6">https://www.apache.org/licenses/LICENSE-2.0</text:span></text:a><text:span text:style-name="MT7"> </text:span></text:p>
      </style:footer>
    </style:master-page>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onal Fellows</meta:initial-creator>
    <dc:creator>Stian Soiland-Reyes</dc:creator>
    <meta:editing-cycles>11</meta:editing-cycles>
    <meta:print-date>2014-02-10T11:42:00</meta:print-date>
    <meta:creation-date>2014-02-10T11:42:00</meta:creation-date>
    <dc:date>2017-11-10T16:24:15.313810474</dc:date>
    <meta:editing-duration>PT14M55S</meta:editing-duration>
    <meta:generator>LibreOffice/5.1.6.2$Linux_X86_64 LibreOffice_project/10m0$Build-2</meta:generator>
    <meta:document-statistic meta:table-count="6" meta:image-count="0" meta:object-count="0" meta:page-count="15" meta:paragraph-count="336" meta:word-count="4919" meta:character-count="32210" meta:non-whitespace-character-count="27146"/>
    <meta:user-defined meta:name="AppVersion">14.0000</meta:user-defined>
    <meta:user-defined meta:name="Company">University of Manchest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